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0dbee9" officeooo:paragraph-rsid="000dbee9"/>
    </style:style>
    <style:style style:name="P2" style:family="paragraph" style:parent-style-name="Standard">
      <style:text-properties style:font-name="arial" officeooo:rsid="0017a3c1" officeooo:paragraph-rsid="000dbee9"/>
    </style:style>
    <style:style style:name="P3" style:family="paragraph" style:parent-style-name="Standard">
      <style:text-properties officeooo:rsid="000eb304" officeooo:paragraph-rsid="000eb304"/>
    </style:style>
    <style:style style:name="P4" style:family="paragraph" style:parent-style-name="Standard">
      <style:text-properties officeooo:rsid="000eb304" officeooo:paragraph-rsid="000f0f89"/>
    </style:style>
    <style:style style:name="P5" style:family="paragraph" style:parent-style-name="Standard">
      <style:text-properties officeooo:rsid="000f0f89" officeooo:paragraph-rsid="000f0f89"/>
    </style:style>
    <style:style style:name="P6" style:family="paragraph" style:parent-style-name="Standard">
      <style:text-properties officeooo:rsid="0013cbf2" officeooo:paragraph-rsid="0013cbf2"/>
    </style:style>
    <style:style style:name="P7" style:family="paragraph" style:parent-style-name="Text_20_body">
      <style:text-properties officeooo:rsid="000dbee9" officeooo:paragraph-rsid="000eb304"/>
    </style:style>
    <style:style style:name="P8" style:family="paragraph" style:parent-style-name="Text_20_body">
      <style:text-properties style:font-name="arial" officeooo:rsid="0017a3c1"/>
    </style:style>
    <style:style style:name="P9" style:family="paragraph" style:parent-style-name="Text_20_body">
      <style:text-properties style:font-name="arial" officeooo:rsid="0017a3c1" officeooo:paragraph-rsid="000dbee9"/>
    </style:style>
    <style:style style:name="P10" style:family="paragraph" style:parent-style-name="Text_20_body">
      <style:text-properties officeooo:rsid="000eb304" officeooo:paragraph-rsid="000eb304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65d4a"/>
    </style:style>
    <style:style style:name="T2" style:family="text">
      <style:text-properties style:text-position="0% 100%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Chapitre 1</text:h>
      <text:h text:style-name="Heading_20_2" text:outline-level="2">Reconnaitre une fonction polynôme du second degré</text:h>
      <text:p text:style-name="P2">On appelle fonction polynôme de degré 2 toute fonction f définie sur ℝ par une expression de la forme : <draw:g text:anchor-type="as-char" svg:y="-0.369cm" draw:z-index="0" draw:name="Forme1" draw:style-name="gr188"><svg:title>TexMaths</svg:title><svg:desc>12§display§f(x) = ax^2 + bx+ c§svg§600§FALSE§</svg:desc><draw:g draw:style-name="gr2"><draw:path draw:style-name="gr189" draw:text-style-name="P11" svg:width="3.623cm" svg:height="0.43cm" svg:x="-0.001cm" svg:y="0.021cm" svg:viewBox="0 0 3624 431" svg:d="M1813 431c-605 0-1208 0-1813 0 0-144 0-287 0-431 1208 0 2416 0 3624 0 0 144 0 287 0 431-603 0-1208 0-1811 0z"><text:p/></draw:path><draw:path draw:style-name="gr190" draw:text-style-name="P12" svg:width="0.209cm" svg:height="0.381cm" svg:x="0cm" svg:y="0.072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190" draw:text-style-name="P12" svg:width="0.096cm" svg:height="0.419cm" svg:x="0.271cm" svg:y="0.054cm" svg:viewBox="0 0 97 420" svg:d="M97 416c0-2 0-2-7-9-53-54-66-133-66-197 0-73 17-146 68-199 5-5 5-5 5-6 0-4-1-5-3-5-5 0-42 29-68 82-21 46-26 93-26 128 0 34 5 83 28 131 25 52 61 79 66 79 2 0 3-1 3-4z"><text:p/></draw:path><draw:path draw:style-name="gr190" draw:text-style-name="P12" svg:width="0.209cm" svg:height="0.19cm" svg:x="0.406cm" svg:y="0.183cm" svg:viewBox="0 0 210 191" svg:d="M128 59c3-11 12-49 42-49 3 0 12 0 21 4-12 3-21 14-21 23 0 7 5 16 17 16 10 0 23-9 23-25 0-22-25-28-40-28-24 0-39 23-44 32-11-27-34-32-46-32-43 0-67 54-67 65 0 5 4 5 5 5 4 0 5-2 5-5 14-45 43-55 57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190" draw:text-style-name="P12" svg:width="0.097cm" svg:height="0.419cm" svg:x="0.658cm" svg:y="0.054cm" svg:viewBox="0 0 98 420" svg:d="M98 210c0-32-4-83-27-131-25-51-63-79-66-79s-5 1-5 5c0 1 0 1 8 9 42 41 66 108 66 196 0 71-15 145-68 198-6 6-6 6-6 8s2 4 5 4 42-29 67-83c22-45 26-91 26-127z"><text:p/></draw:path><draw:path draw:style-name="gr190" draw:text-style-name="P12" svg:width="0.28cm" svg:height="0.097cm" svg:x="0.938cm" svg:y="0.213cm" svg:viewBox="0 0 281 98" svg:d="M266 17c6 0 15 0 15-9 0-8-9-8-15-8-84 0-168 0-252 0-6 0-14 0-14 8 0 9 8 9 14 9 84 0 168 0 252 0zM266 98c6 0 15 0 15-8s-9-8-15-8c-84 0-168 0-252 0-6 0-14 0-14 8s8 8 14 8c84 0 168 0 252 0z"><text:p/></draw:path><draw:path draw:style-name="gr190" draw:text-style-name="P12" svg:width="0.192cm" svg:height="0.19cm" svg:x="1.376cm" svg:y="0.183cm" svg:viewBox="0 0 193 191" svg:d="M140 26c-7-14-19-26-38-26-49 0-102 62-102 124 0 39 24 67 56 67 9 0 30-1 56-31 3 17 18 31 38 31 14 0 24-10 31-23 7-15 12-41 12-42 0-5-3-5-5-5-3 0-4 3-6 9-7 27-14 51-31 51-12 0-13-10-13-19s1-12 6-31c4-18 5-22 8-37 5-21 11-40 16-60 2-11 2-12 2-14 0-7-4-12-12-12-9 0-15 10-18 18zM114 136c-2 8-2 8-8 15-20 24-36 30-48 30-22 0-28-22-28-39 0-21 14-72 24-93 13-24 31-39 48-39 28 0 34 34 34 37 0 2 0 5-2 7-7 28-13 54-20 82z"><text:p/></draw:path><draw:path draw:style-name="gr190" draw:text-style-name="P12" svg:width="0.209cm" svg:height="0.19cm" svg:x="1.595cm" svg:y="0.183cm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6-16-16c-13 0-24 12-24 25 0 20 22 28 40 28 27 0 43-30 44-32 5 15 20 32 46 32 43 0 67-54 67-65 0-5-4-5-5-5-4 0-5 3-5 5-14 46-43 55-56 55-17 0-23-13-23-27 0-10 2-18 6-38 5-19 10-38 14-57z"><text:p/></draw:path><draw:path draw:style-name="gr190" draw:text-style-name="P12" svg:width="0.13cm" svg:height="0.195cm" svg:x="1.84cm" svg:y="0cm" svg:viewBox="0 0 131 196" svg:d="M131 143c-4 0-6 0-10 0-1 6-3 23-8 26-3 2-25 2-29 2-18 0-36 0-54 0 31-27 41-35 59-50 21-17 42-36 42-63 0-36-31-58-69-58-37 0-62 26-62 53 0 15 13 17 16 17 7 0 15-5 15-16 0-6-1-16-17-16 10-21 29-27 44-27 28 0 44 23 44 47 0 25-18 45-28 56-24 23-46 47-70 71-4 2-4 2-4 11 41 0 82 0 122 0 3-18 6-36 9-53z"><text:p/></draw:path><draw:path draw:style-name="gr190" draw:text-style-name="P12" svg:width="0.28cm" svg:height="0.278cm" svg:x="2.128cm" svg:y="0.123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90" draw:text-style-name="P12" svg:width="0.155cm" svg:height="0.294cm" svg:x="2.546cm" svg:y="0.077cm" svg:viewBox="0 0 156 295" svg:d="M82 5c0-1 0-5-6-5-10 0-41 2-52 4-2 1-7 1-7 8 0 5 3 5 9 5 21 0 22 3 22 7s-4 18-6 26c-12 46-23 92-35 137-5 22-7 29-7 44 0 38 23 64 54 64 49 0 102-61 102-122 0-38-23-67-56-67-20 0-38 12-50 25 11-42 21-84 32-126zM42 163c2-9 2-9 6-14 20-28 40-34 50-34 16 0 27 12 27 40 0 24-13 73-22 89-13 27-32 42-49 42-14 0-29-11-29-41 0-8 0-17 7-43 4-13 6-27 10-39z"><text:p/></draw:path><draw:path draw:style-name="gr190" draw:text-style-name="P12" svg:width="0.209cm" svg:height="0.19cm" svg:x="2.72cm" svg:y="0.183cm" svg:viewBox="0 0 210 191" svg:d="M128 59c3-11 12-49 42-49 2 0 12 0 21 4-12 3-21 14-21 23 0 7 5 16 17 16 9 0 23-9 23-25 0-22-25-28-40-28-24 0-39 23-44 32-11-27-34-32-46-32-43 0-67 54-67 65 0 5 4 5 5 5 4 0 5-2 5-5 14-45 43-55 57-55 8 0 22 3 22 27 0 13-6 42-22 101-7 27-21 43-40 43-3 0-12 0-21-4 10-3 19-11 19-23s-9-16-15-16c-12 0-23 12-23 25 0 20 20 28 40 28 27 0 43-30 44-32 5 15 20 32 46 32 43 0 67-54 67-65 0-5-4-5-5-5-5 0-5 3-6 5-14 46-42 55-56 55-16 0-23-13-23-27 0-10 2-18 7-38 5-19 10-38 14-57z"><text:p/></draw:path><draw:path draw:style-name="gr190" draw:text-style-name="P12" svg:width="0.28cm" svg:height="0.278cm" svg:x="3.065cm" svg:y="0.123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90" draw:text-style-name="P12" svg:width="0.163cm" svg:height="0.19cm" svg:x="3.481cm" svg:y="0.183cm" svg:viewBox="0 0 164 191" svg:d="M150 26c-7 0-13 0-19 6s-7 14-7 16c0 11 7 16 15 16 12 0 24-11 24-28 0-20-20-36-50-36-57 0-113 60-113 120 0 37 24 71 68 71 60 0 96-44 96-49 0-4-2-6-4-6-3 0-4 1-6 5-34 40-80 40-84 40-27 0-39-20-39-45 0-17 9-58 23-84 13-24 36-42 60-42 14 0 30 4 36 16z"><text:p/></draw:path></draw:g></draw:g><text:s/>avec <text:span text:style-name="T1">a</text:span> ≠ 0.</text:p>
      <text:p text:style-name="P2">R<text:span text:style-name="T1">e</text:span>m<text:span text:style-name="T1">ar</text:span>q<text:span text:style-name="T1">ue</text:span> : </text:p>
      <text:p text:style-name="P2"><text:tab/>- Elle s'appelle également fonction trinôme du second degré ou <text:s/>"trinôme"</text:p>
      <text:p text:style-name="P2"><text:tab/>- Si une fonction comporte un carré, alors c’est une fonction polynôme du second degré.</text:p>
      <text:h text:style-name="Heading_20_2" text:outline-level="2">Forme factorisée avec les racines</text:h>
      <text:h text:style-name="Heading_20_3" text:outline-level="3">Calcul des racines</text:h>
      <text:p text:style-name="P8">Un nombre <draw:g text:anchor-type="as-char" svg:y="-0.183cm" draw:z-index="5" draw:style-name="gr1"><svg:title>TexMaths</svg:title><svg:desc>12§display§x_1§svg§600§FALSE§</svg:desc><draw:g draw:style-name="gr2"><draw:path draw:style-name="gr221" draw:text-style-name="P11" svg:width="0.334cm" svg:height="0.204cm" svg:x="0.01cm" svg:y="0.023cm" svg:viewBox="0 0 335 205" svg:d="M168 205c-57 0-112 0-168 0 0-69 0-137 0-205 111 0 224 0 335 0 0 68 0 136 0 205-56 0-112 0-167 0z"><text:p/></draw:path><draw:path draw:style-name="gr222" draw:text-style-name="P12" svg:width="0.207cm" svg:height="0.188cm" svg:x="0.001cm" svg:y="0cm" svg:viewBox="0 0 208 189" svg:d="M128 59c2-11 13-49 42-49 2 0 12 0 21 4-12 3-20 14-20 23 0 7 5 16 16 16 9 0 21-9 21-25 0-22-24-28-38-28-24 0-38 23-43 32-11-27-34-32-46-32-44 0-68 54-68 65 0 4 4 2 5 4 4 0 5-1 6-4 14-45 42-55 56-55 9 0 23 3 23 27 0 13-7 42-23 101-7 25-21 41-39 41-3 0-12 0-22-4 11-3 20-11 20-23s-9-13-15-13c-13 0-24 9-24 23 0 19 22 27 39 27 28 0 44-29 45-32 5 15 20 32 45 32 43 0 67-53 67-63 0-4-3-4-5-4-3 0-4 1-6 4-13 44-41 53-55 53-16 0-24-13-24-27 0-10 4-17 8-36s9-38 14-57z"><text:p/></draw:path><draw:path draw:style-name="gr223" draw:text-style-name="P12" svg:width="0.107cm" svg:height="0.193cm" svg:x="0.259cm" svg:y="0.055cm" svg:viewBox="0 0 108 194" svg:d="M67 8c0-8-1-8-8-8-20 18-47 19-59 19 0 4 0 6 0 10 7 0 28 0 43-9 0 51 0 101 0 150 0 9 0 13-30 13-3 0-7 0-11 0 0 4 0 7 0 11 6 0 42-1 53-1 8 0 46 1 53 1 0-4 0-7 0-11-5 0-9 0-12 0-29 0-29-4-29-13 0-54 0-108 0-162z"><text:p/></draw:path></draw:g></draw:g><text:span text:style-name="T2"><text:s/>est une racine de </text:span><text:span text:style-name="T2"><draw:g text:anchor-type="as-char" svg:y="-0.369cm" draw:z-index="3" draw:name="Forme 1" draw:style-name="gr188"><svg:title>TexMaths</svg:title><svg:desc>12§display§f(x) = ax^2 + bx+ c§svg§600§FALSE§</svg:desc><draw:g draw:style-name="gr2"><draw:path draw:style-name="gr189" draw:text-style-name="P11" svg:width="3.623cm" svg:height="0.43cm" svg:x="-0.001cm" svg:y="0.021cm" svg:viewBox="0 0 3624 431" svg:d="M1813 431c-605 0-1208 0-1813 0 0-144 0-287 0-431 1208 0 2416 0 3624 0 0 144 0 287 0 431-603 0-1208 0-1811 0z"><text:p/></draw:path><draw:path draw:style-name="gr190" draw:text-style-name="P12" svg:width="0.209cm" svg:height="0.381cm" svg:x="0cm" svg:y="0.072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190" draw:text-style-name="P12" svg:width="0.096cm" svg:height="0.419cm" svg:x="0.271cm" svg:y="0.054cm" svg:viewBox="0 0 97 420" svg:d="M97 416c0-2 0-2-7-9-53-54-66-133-66-197 0-73 17-146 68-199 5-5 5-5 5-6 0-4-1-5-3-5-5 0-42 29-68 82-21 46-26 93-26 128 0 34 5 83 28 131 25 52 61 79 66 79 2 0 3-1 3-4z"><text:p/></draw:path><draw:path draw:style-name="gr190" draw:text-style-name="P12" svg:width="0.209cm" svg:height="0.19cm" svg:x="0.406cm" svg:y="0.183cm" svg:viewBox="0 0 210 191" svg:d="M128 59c3-11 12-49 42-49 3 0 12 0 21 4-12 3-21 14-21 23 0 7 5 16 17 16 10 0 23-9 23-25 0-22-25-28-40-28-24 0-39 23-44 32-11-27-34-32-46-32-43 0-67 54-67 65 0 5 4 5 5 5 4 0 5-2 5-5 14-45 43-55 57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190" draw:text-style-name="P12" svg:width="0.097cm" svg:height="0.419cm" svg:x="0.658cm" svg:y="0.054cm" svg:viewBox="0 0 98 420" svg:d="M98 210c0-32-4-83-27-131-25-51-63-79-66-79s-5 1-5 5c0 1 0 1 8 9 42 41 66 108 66 196 0 71-15 145-68 198-6 6-6 6-6 8s2 4 5 4 42-29 67-83c22-45 26-91 26-127z"><text:p/></draw:path><draw:path draw:style-name="gr190" draw:text-style-name="P12" svg:width="0.28cm" svg:height="0.097cm" svg:x="0.938cm" svg:y="0.213cm" svg:viewBox="0 0 281 98" svg:d="M266 17c6 0 15 0 15-9 0-8-9-8-15-8-84 0-168 0-252 0-6 0-14 0-14 8 0 9 8 9 14 9 84 0 168 0 252 0zM266 98c6 0 15 0 15-8s-9-8-15-8c-84 0-168 0-252 0-6 0-14 0-14 8s8 8 14 8c84 0 168 0 252 0z"><text:p/></draw:path><draw:path draw:style-name="gr190" draw:text-style-name="P12" svg:width="0.192cm" svg:height="0.19cm" svg:x="1.376cm" svg:y="0.183cm" svg:viewBox="0 0 193 191" svg:d="M140 26c-7-14-19-26-38-26-49 0-102 62-102 124 0 39 24 67 56 67 9 0 30-1 56-31 3 17 18 31 38 31 14 0 24-10 31-23 7-15 12-41 12-42 0-5-3-5-5-5-3 0-4 3-6 9-7 27-14 51-31 51-12 0-13-10-13-19s1-12 6-31c4-18 5-22 8-37 5-21 11-40 16-60 2-11 2-12 2-14 0-7-4-12-12-12-9 0-15 10-18 18zM114 136c-2 8-2 8-8 15-20 24-36 30-48 30-22 0-28-22-28-39 0-21 14-72 24-93 13-24 31-39 48-39 28 0 34 34 34 37 0 2 0 5-2 7-7 28-13 54-20 82z"><text:p/></draw:path><draw:path draw:style-name="gr190" draw:text-style-name="P12" svg:width="0.209cm" svg:height="0.19cm" svg:x="1.595cm" svg:y="0.183cm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6-16-16c-13 0-24 12-24 25 0 20 22 28 40 28 27 0 43-30 44-32 5 15 20 32 46 32 43 0 67-54 67-65 0-5-4-5-5-5-4 0-5 3-5 5-14 46-43 55-56 55-17 0-23-13-23-27 0-10 2-18 6-38 5-19 10-38 14-57z"><text:p/></draw:path><draw:path draw:style-name="gr190" draw:text-style-name="P12" svg:width="0.13cm" svg:height="0.195cm" svg:x="1.84cm" svg:y="0cm" svg:viewBox="0 0 131 196" svg:d="M131 143c-4 0-6 0-10 0-1 6-3 23-8 26-3 2-25 2-29 2-18 0-36 0-54 0 31-27 41-35 59-50 21-17 42-36 42-63 0-36-31-58-69-58-37 0-62 26-62 53 0 15 13 17 16 17 7 0 15-5 15-16 0-6-1-16-17-16 10-21 29-27 44-27 28 0 44 23 44 47 0 25-18 45-28 56-24 23-46 47-70 71-4 2-4 2-4 11 41 0 82 0 122 0 3-18 6-36 9-53z"><text:p/></draw:path><draw:path draw:style-name="gr190" draw:text-style-name="P12" svg:width="0.28cm" svg:height="0.278cm" svg:x="2.128cm" svg:y="0.123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90" draw:text-style-name="P12" svg:width="0.155cm" svg:height="0.294cm" svg:x="2.546cm" svg:y="0.077cm" svg:viewBox="0 0 156 295" svg:d="M82 5c0-1 0-5-6-5-10 0-41 2-52 4-2 1-7 1-7 8 0 5 3 5 9 5 21 0 22 3 22 7s-4 18-6 26c-12 46-23 92-35 137-5 22-7 29-7 44 0 38 23 64 54 64 49 0 102-61 102-122 0-38-23-67-56-67-20 0-38 12-50 25 11-42 21-84 32-126zM42 163c2-9 2-9 6-14 20-28 40-34 50-34 16 0 27 12 27 40 0 24-13 73-22 89-13 27-32 42-49 42-14 0-29-11-29-41 0-8 0-17 7-43 4-13 6-27 10-39z"><text:p/></draw:path><draw:path draw:style-name="gr190" draw:text-style-name="P12" svg:width="0.209cm" svg:height="0.19cm" svg:x="2.72cm" svg:y="0.183cm" svg:viewBox="0 0 210 191" svg:d="M128 59c3-11 12-49 42-49 2 0 12 0 21 4-12 3-21 14-21 23 0 7 5 16 17 16 9 0 23-9 23-25 0-22-25-28-40-28-24 0-39 23-44 32-11-27-34-32-46-32-43 0-67 54-67 65 0 5 4 5 5 5 4 0 5-2 5-5 14-45 43-55 57-55 8 0 22 3 22 27 0 13-6 42-22 101-7 27-21 43-40 43-3 0-12 0-21-4 10-3 19-11 19-23s-9-16-15-16c-12 0-23 12-23 25 0 20 20 28 40 28 27 0 43-30 44-32 5 15 20 32 46 32 43 0 67-54 67-65 0-5-4-5-5-5-5 0-5 3-6 5-14 46-42 55-56 55-16 0-23-13-23-27 0-10 2-18 7-38 5-19 10-38 14-57z"><text:p/></draw:path><draw:path draw:style-name="gr190" draw:text-style-name="P12" svg:width="0.28cm" svg:height="0.278cm" svg:x="3.065cm" svg:y="0.123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90" draw:text-style-name="P12" svg:width="0.163cm" svg:height="0.19cm" svg:x="3.481cm" svg:y="0.183cm" svg:viewBox="0 0 164 191" svg:d="M150 26c-7 0-13 0-19 6s-7 14-7 16c0 11 7 16 15 16 12 0 24-11 24-28 0-20-20-36-50-36-57 0-113 60-113 120 0 37 24 71 68 71 60 0 96-44 96-49 0-4-2-6-4-6-3 0-4 1-6 5-34 40-80 40-84 40-27 0-39-20-39-45 0-17 9-58 23-84 13-24 36-42 60-42 14 0 30 4 36 16z"><text:p/></draw:path></draw:g></draw:g></text:span><text:span text:style-name="T2"><text:s/>si </text:span><text:span text:style-name="T2"><draw:g text:anchor-type="as-char" svg:y="-0.314cm" draw:z-index="4" draw:style-name="gr1"><svg:title>TexMaths</svg:title><svg:desc>12§display§f(x_1)=0§svg§600§FALSE§</svg:desc><draw:g draw:style-name="gr2"><draw:path draw:style-name="gr224" draw:text-style-name="P11" svg:width="1.722cm" svg:height="0.376cm" svg:x="0.001cm" svg:y="0.023cm" svg:viewBox="0 0 1723 377" svg:d="M862 377c-288 0-575 0-862 0 0-126 0-251 0-377 574 0 1149 0 1723 0 0 126 0 251 0 377-287 0-574 0-861 0z"><text:p/></draw:path><draw:path draw:style-name="gr225" draw:text-style-name="P12" svg:width="0.209cm" svg:height="0.381cm" svg:x="0.002cm" svg:y="0.02cm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226" draw:text-style-name="P12" svg:width="0.096cm" svg:height="0.42cm" svg:x="0.273cm" svg:y="0.001cm" svg:viewBox="0 0 97 421" svg:d="M97 416c0-1 0-1-7-9-53-54-66-133-66-195 0-75 17-148 68-200 5-6 5-6 5-7 0-4-1-5-3-5-5 0-42 29-68 83-21 46-26 92-26 129 0 31 5 81 28 129 25 52 61 80 66 80 2 0 3-1 3-5z"><text:p/></draw:path><draw:path draw:style-name="gr227" draw:text-style-name="P12" svg:width="0.209cm" svg:height="0.19cm" svg:x="0.408cm" svg:y="0.131cm" svg:viewBox="0 0 210 191" svg:d="M128 59c3-11 12-49 42-49 3 0 12 0 21 4-11 3-19 14-19 23 0 7 3 16 15 16 10 0 23-9 23-25 0-22-25-28-40-28-24 0-39 23-44 32-11-27-32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draw:path draw:style-name="gr228" draw:text-style-name="P12" svg:width="0.107cm" svg:height="0.195cm" svg:x="0.668cm" svg:y="0.185cm" svg:viewBox="0 0 108 196" svg:d="M67 8c0-8-1-8-9-8-18 18-46 18-58 18 0 4 0 7 0 11 7 0 26 0 43-9 0 51 0 101 0 152 0 10 0 13-30 13-3 0-7 0-11 0 0 4 0 7 0 11 5-1 42-1 53-1 9 0 46 0 53 1 0-4 0-7 0-11-4 0-8 0-12 0-29 0-29-3-29-13 0-55 0-109 0-164z"><text:p/></draw:path><draw:path draw:style-name="gr229" draw:text-style-name="P12" svg:width="0.097cm" svg:height="0.42cm" svg:x="0.85cm" svg:y="0.001cm" svg:viewBox="0 0 98 421" svg:d="M98 212c0-34-4-85-28-133-26-51-62-79-65-79s-5 2-5 5c0 1 0 1 8 9 41 41 65 109 65 198 0 69-15 144-67 197-6 6-6 6-6 7 0 2 2 5 5 5s42-29 66-83c21-46 27-93 27-126z"><text:p/></draw:path><draw:path draw:style-name="gr230" draw:text-style-name="P12" svg:width="0.28cm" svg:height="0.099cm" svg:x="1.129cm" svg:y="0.162cm" svg:viewBox="0 0 281 100" svg:d="M267 18c6 0 14-1 14-10 0-8-8-8-14-8-85 0-169 0-253 0-6 0-14 0-14 8 0 9 8 10 14 10 84 0 168 0 253 0zM267 100c6 0 14 0 14-9s-8-9-14-9c-85 0-169 0-253 0-6 0-14 0-14 9s8 9 14 9c84 0 168 0 253 0z"><text:p/></draw:path><draw:path draw:style-name="gr231" draw:text-style-name="P12" svg:width="0.177cm" svg:height="0.287cm" svg:x="1.567cm" svg:y="0.037cm" svg:viewBox="0 0 178 288" svg:d="M178 145c0-33-3-67-17-98-19-41-54-47-72-47-25 0-57 11-73 49-14 30-16 63-16 96 0 32 1 70 19 100 18 35 48 43 70 43 23 0 54-8 73-49 13-27 16-60 16-94zM89 279c-17 0-42-11-49-51-5-24-5-63-5-87 0-28 0-56 3-78 9-50 40-55 51-55 13 0 41 9 49 50 5 24 5 56 5 83 0 31 0 60-5 86-7 40-31 52-49 52z"><text:p/></draw:path></draw:g></draw:g></text:span></text:p>
      <text:p text:style-name="P8">On peut les calculer en utilisant leur somme et produit</text:p>
      <text:p text:style-name="P8"><draw:g text:anchor-type="as-char" svg:y="-0.58cm" draw:z-index="1" draw:style-name="gr1"><svg:title>TexMaths</svg:title><svg:desc>12§display§x_1+x_2=\frac{-b}{a}§svg§600§FALSE§</svg:desc><draw:g draw:style-name="gr2"><draw:path draw:style-name="gr242" draw:text-style-name="P11" svg:width="2.452cm" svg:height="0.825cm" svg:x="0.01cm" svg:y="0.022cm" svg:viewBox="0 0 2453 826" svg:d="M1228 826c-409 0-819 0-1228 0 0-275 0-550 0-826 817 0 1636 0 2453 0 0 276 0 551 0 826-408 0-817 0-1225 0z"><text:p/></draw:path><draw:path draw:style-name="gr243" draw:text-style-name="P12" svg:width="0.209cm" svg:height="0.19cm" svg:x="0.001cm" svg:y="0.393cm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30 44-33 6 16 20 33 46 33 43 0 67-54 67-65 0-5-4-5-5-5-4 0-5 3-5 5-14 46-43 55-56 55-17 0-23-13-23-27 0-10 2-18 7-38 5-19 10-38 15-57z"><text:p/></draw:path><draw:path draw:style-name="gr244" draw:text-style-name="P12" svg:width="0.106cm" svg:height="0.195cm" svg:x="0.263cm" svg:y="0.445cm" svg:viewBox="0 0 107 196" svg:d="M66 8c0-8 0-8-8-8-20 18-46 18-58 18 0 4 0 7 0 11 7 0 26 0 42-9 0 51 0 101 0 152 0 9 0 13-29 13-3 0-7 0-11 0 0 3 0 7 0 11 5 0 41-2 52-2 10 0 47 2 53 2 0-4 0-8 0-11-4 0-7 0-11 0-30 0-30-4-30-13 0-54 0-110 0-164z"><text:p/></draw:path><draw:path draw:style-name="gr245" draw:text-style-name="P12" svg:width="0.28cm" svg:height="0.278cm" svg:x="0.536cm" svg:y="0.333cm" svg:viewBox="0 0 281 279" svg:d="M149 148c39 0 78 0 117 0 6 0 15 0 15-9 0-8-9-8-15-8-39 0-78 0-117 0 0-40 0-78 0-118 0-6 0-13-9-13-8 0-8 7-8 13 0 40 0 78 0 118-40 0-78 0-118 0-6 0-14 0-14 8 0 9 8 9 14 9 40 0 78 0 118 0 0 39 0 79 0 118 0 6 0 13 8 13 9 0 9-7 9-13 0-39 0-79 0-118z"><text:p/></draw:path><draw:path draw:style-name="gr246" draw:text-style-name="P12" svg:width="0.209cm" svg:height="0.19cm" svg:x="0.947cm" svg:y="0.393cm" svg:viewBox="0 0 210 191" svg:d="M128 59c3-11 12-49 42-49 3 0 12 0 22 4-12 3-20 14-20 23 0 7 4 16 15 16 10 0 23-9 23-25 0-22-25-28-40-28-24 0-38 23-44 32-10-27-32-32-44-32-45 0-69 54-69 65 0 5 4 3 5 5 4 0 5-2 6-5 14-45 42-55 56-55 9 0 23 3 23 27 0 13-7 42-23 101-7 26-21 43-40 43-3 0-12 0-21-5 11-2 19-10 19-22s-8-15-15-15c-12 0-23 11-23 24 0 19 22 28 40 28 27 0 43-30 44-33 5 16 20 33 46 33 43 0 67-54 67-65 0-5-4-5-5-5-4 0-5 3-6 5-13 46-42 55-55 55-17 0-24-13-24-27 0-10 2-18 7-38 5-19 10-38 14-57z"><text:p/></draw:path><draw:path draw:style-name="gr247" draw:text-style-name="P12" svg:width="0.13cm" svg:height="0.195cm" svg:x="1.194cm" svg:y="0.445cm" svg:viewBox="0 0 131 196" svg:d="M131 142c-4 0-6 0-10 0-1 7-5 24-8 26s-25 2-29 2c-18 0-36 0-54 0 30-27 41-36 59-49 21-18 42-36 42-63 0-36-31-58-70-58-36 0-61 25-61 53 0 14 13 15 16 15 7 0 15-4 15-15 0-5-1-16-17-16 9-20 29-26 44-26 28 0 44 23 44 47 0 25-18 45-28 56-24 23-46 46-70 70-4 2-4 3-4 12 41 0 80 0 121 0 4-18 6-36 10-54z"><text:p/></draw:path><draw:path draw:style-name="gr248" draw:text-style-name="P12" svg:width="0.279cm" svg:height="0.099cm" svg:x="1.505cm" svg:y="0.423cm" svg:viewBox="0 0 280 100" svg:d="M265 17c6 0 15 0 15-9 0-8-9-8-14-8-84 0-169 0-253 0-6 0-13 0-13 8 0 9 7 9 13 9 84 0 168 0 252 0zM266 100c5 0 14-2 14-10 0-10-9-8-15-8-84 0-168 0-252 0-6 0-13-2-13 8 0 8 7 10 13 10 84 0 169 0 253 0z"><text:p/></draw:path><draw:path draw:style-name="gr249" draw:text-style-name="P12" svg:width="0.257cm" svg:height="0.016cm" svg:x="2.011cm" svg:y="0.179cm" svg:viewBox="0 0 258 17" svg:d="M242 17c8 0 16 0 16-9 0-8-8-8-16-8-75 0-152 0-228 0-7 0-14 0-14 8 0 9 7 9 14 9 76 0 153 0 228 0z"><text:p/></draw:path><draw:path draw:style-name="gr250" draw:text-style-name="P12" svg:width="0.154cm" svg:height="0.296cm" svg:x="2.325cm" svg:y="0.001cm" svg:viewBox="0 0 155 297" svg:d="M80 5c-2-1 0-5-6-5-9 0-39 4-50 5-4 0-8 0-8 8 0 5 3 5 9 5 21 0 22 2 22 7 0 3-4 17-6 27-12 45-23 91-35 136-5 22-6 28-6 44 0 39 22 65 53 65 50 0 102-63 102-123 0-38-23-67-57-67-19 0-36 12-49 25 11-42 21-85 31-127zM41 164c2-9 2-10 6-15 20-27 39-34 50-34 16 0 28 13 28 40 0 25-15 73-22 90-14 27-33 43-50 43-15 0-28-12-28-43 0-7 0-16 6-42 4-13 6-27 10-39z"><text:p/></draw:path><draw:path draw:style-name="gr251" draw:text-style-name="P12" svg:width="0.508cm" svg:height="0.016cm" svg:x="1.977cm" svg:y="0.462cm" svg:viewBox="0 0 509 17" svg:d="M254 17c-85 0-169 0-254 0 0-6 0-11 0-17 169 0 340 0 509 0 0 6 0 11 0 17-85 0-169 0-255 0z"><text:p/></draw:path><draw:path draw:style-name="gr252" draw:text-style-name="P12" svg:width="0.192cm" svg:height="0.19cm" svg:x="2.136cm" svg:y="0.679cm" svg:viewBox="0 0 193 191" svg:d="M140 26c-7-15-20-26-38-26-49 0-102 61-102 124 0 39 23 67 56 67 9 0 29-3 54-33 4 18 18 33 39 33 15 0 25-10 31-24 7-15 8-28 13-41 0-5-3-5-5-5-4 0-4 3-6 9-7 26-15 51-32 51-11 0-12-11-12-19 0-10 0-13 5-31s6-22 9-39c5-19 10-39 15-58 3-12 3-12 3-15 0-7-4-11-12-11-10 0-16 10-18 18zM113 136c-3 7-3 8-9 15-18 23-36 30-48 30-20 0-26-23-26-39 0-21 13-74 23-93 13-24 32-39 49-39 28 0 34 32 34 36 0 2-2 6-2 7-7 27-14 55-21 83z"><text:p/></draw:path></draw:g></draw:g><text:s/>et <text:s/><draw:g text:anchor-type="as-char" svg:y="-0.473cm" draw:z-index="2" draw:style-name="gr1"><svg:title>TexMaths</svg:title><svg:desc>12§display§x_1 \times x_2 = \frac{c}{a}§svg§600§FALSE§</svg:desc><draw:g draw:style-name="gr2"><draw:path draw:style-name="gr232" draw:text-style-name="P11" svg:width="2.166cm" svg:height="0.719cm" svg:x="0.01cm" svg:y="0.022cm" svg:viewBox="0 0 2167 720" svg:d="M0 0c723 0 1444 0 2167 0 0 240 0 480 0 720-723 0-1444 0-2167 0 0-240 0-480 0-720z"><text:p/></draw:path><draw:path draw:style-name="gr233" draw:text-style-name="P12" svg:width="0.209cm" svg:height="0.19cm" svg:x="0.001cm" svg:y="0.285cm" svg:viewBox="0 0 210 191" svg:d="M128 59c3-11 12-49 42-49 3 0 12 0 22 6-12 1-20 12-20 22 0 6 4 15 15 15 10 0 23-7 23-24 0-23-25-29-40-29-24 0-38 23-43 32-11-27-33-32-45-32-45 0-69 55-69 65 0 5 4 3 5 5 4 0 5-2 6-5 14-45 42-55 56-55 9 0 23 3 23 28 0 12-7 41-23 100-7 26-21 44-39 44-4 0-13 0-22-6 11-2 19-10 19-22 0-11-8-15-14-15-13 0-24 11-24 24 0 19 22 28 40 28 27 0 43-29 44-31 5 15 20 31 46 31 43 0 67-54 67-65 0-4-4-4-5-4-4 0-5 2-6 5-13 45-42 55-55 55-17 0-24-14-24-28 0-9 3-18 7-36 5-20 10-40 14-59z"><text:p/></draw:path><draw:path draw:style-name="gr234" draw:text-style-name="P12" svg:width="0.106cm" svg:height="0.195cm" svg:x="0.263cm" svg:y="0.339cm" svg:viewBox="0 0 107 196" svg:d="M66 8c0-8 0-8-8-8-20 18-46 19-58 19 0 4 0 7 0 11 6 0 26 0 42-8 0 50 0 99 0 150 0 9 0 13-29 13-3 0-8 0-12 0 0 3 0 7 0 11 6 0 42-2 53-2 10 0 47 2 53 2 0-4 0-8 0-11-4 0-7 0-11 0-30 0-30-4-30-13 0-54 0-110 0-164z"><text:p/></draw:path><draw:path draw:style-name="gr235" draw:text-style-name="P12" svg:width="0.203cm" svg:height="0.202cm" svg:x="0.575cm" svg:y="0.264cm" svg:viewBox="0 0 204 203" svg:d="M102 90c-28-28-56-56-84-84-5-5-6-6-10-6s-8 4-8 8 1 4 6 9c28 29 56 56 84 85-28 28-56 55-84 84-5 5-6 6-6 8 0 5 4 9 8 9s5 0 10-6c28-28 56-55 84-83 29 29 58 58 86 86 2 2 4 3 8 3s8-4 8-9c0-2 0-2-1-4-1 0-69-66-89-88 25-25 52-52 77-77 2-3 8-8 11-11 0-1 2-2 2-6s-4-8-8-8-6 2-10 6c-28 28-56 56-84 84z"><text:p/></draw:path><draw:path draw:style-name="gr236" draw:text-style-name="P12" svg:width="0.209cm" svg:height="0.19cm" svg:x="0.947cm" svg:y="0.285cm" svg:viewBox="0 0 210 191" svg:d="M128 59c3-11 12-49 42-49 2 0 12 0 21 6-12 1-21 12-21 22 0 6 5 15 17 15 9 0 23-7 23-24 0-23-25-29-40-29-24 0-39 23-44 32-11-27-34-32-46-32-43 0-67 55-67 65 0 5 4 5 5 5 4 0 5-2 5-5 14-45 43-55 57-55 8 0 22 3 22 28 0 12-6 41-22 100-7 26-21 44-40 44-3 0-12 0-21-6 10-2 19-10 19-22 0-11-9-15-15-15-12 0-23 11-23 24 0 19 20 28 40 28 27 0 43-29 44-31 5 15 20 31 46 31 43 0 67-54 67-65 0-4-4-4-5-4-5 0-5 2-6 5-14 45-42 55-56 55-16 0-23-14-23-28 0-9 2-18 7-36 5-20 10-40 14-59z"><text:p/></draw:path><draw:path draw:style-name="gr237" draw:text-style-name="P12" svg:width="0.129cm" svg:height="0.195cm" svg:x="1.193cm" svg:y="0.339cm" svg:viewBox="0 0 130 196" svg:d="M130 142c-4 0-6 0-10 0-1 7-4 24-7 27-3 1-25 1-30 1-18 0-36 0-54 0 31-27 42-36 59-49 22-18 42-36 42-63 0-36-32-58-69-58s-61 25-61 53c0 14 12 17 16 17 7 0 15-5 15-16 0-6-2-16-18-16 10-21 30-27 43-27 30 0 46 23 46 47 0 25-19 45-28 56-24 23-48 47-72 71-2 2-2 2-2 11 41 0 80 0 121 0 3-18 6-36 9-54z"><text:p/></draw:path><draw:path draw:style-name="gr238" draw:text-style-name="P12" svg:width="0.28cm" svg:height="0.097cm" svg:x="1.504cm" svg:y="0.317cm" svg:viewBox="0 0 281 98" svg:d="M266 17c6 0 15 0 15-9 0-8-9-8-15-8-84 0-168 0-252 0-6 0-14 0-14 8 0 9 8 9 14 9 84 0 168 0 252 0zM266 98c6 0 15 0 15-8s-9-8-15-8c-84 0-168 0-252 0-6 0-14 0-14 8s8 8 14 8c84 0 168 0 252 0z"><text:p/></draw:path><draw:path draw:style-name="gr239" draw:text-style-name="P12" svg:width="0.162cm" svg:height="0.19cm" svg:x="2.014cm" svg:y="0cm" svg:viewBox="0 0 163 191" svg:d="M149 26c-6 0-12 0-18 6-7 6-9 14-9 16 0 11 9 16 16 16 13 0 24-11 24-28 0-20-19-36-49-36-58 0-113 60-113 120 0 37 24 71 67 71 61 0 96-45 96-49s-2-6-5-6c-2 0-2 1-6 3-32 42-79 42-84 42-26 0-37-20-37-45 0-17 9-58 23-84 12-24 36-42 59-42 14 0 30 4 36 16z"><text:p/></draw:path><draw:path draw:style-name="gr240" draw:text-style-name="P12" svg:width="0.222cm" svg:height="0.016cm" svg:x="1.975cm" svg:y="0.358cm" svg:viewBox="0 0 223 17" svg:d="M0 0c74 0 149 0 223 0 0 6 0 11 0 17-74 0-149 0-223 0 0-6 0-11 0-17z"><text:p/></draw:path><draw:path draw:style-name="gr241" draw:text-style-name="P12" svg:width="0.192cm" svg:height="0.19cm" svg:x="1.992cm" svg:y="0.572cm" svg:viewBox="0 0 193 191" svg:d="M140 28c-7-16-19-28-38-28-49 0-102 62-102 124 0 39 24 67 56 67 9 0 30-1 56-31 3 16 18 31 38 31 14 0 24-10 31-23 7-16 12-41 12-42 0-5-3-5-5-5-3 0-4 3-6 9-7 27-14 51-32 51-11 0-12-11-12-19 0-10 1-12 5-31 5-18 6-22 9-37 5-21 11-40 16-60 2-11 2-12 2-14 0-7-4-12-12-12-9 0-16 10-18 20zM114 136c-2 8-2 8-10 15-18 24-34 30-46 30-22 0-28-23-28-39 0-21 14-72 24-93 13-24 31-39 48-39 28 0 34 34 34 37 0 2-2 5-2 7-7 28-13 54-20 82z"><text:p/></draw:path></draw:g></draw:g></text:p>
      <text:h text:style-name="Heading_20_3" text:outline-level="3">Forme factorisée</text:h>
      <text:p text:style-name="P9">La forme factorisée d’une fonction polynôme admettant 2 racine est : <draw:g text:anchor-type="as-char" svg:y="-0.314cm" draw:z-index="6" draw:style-name="gr1"><svg:title>TexMaths</svg:title><svg:desc>12§display§a(x-x_1)(x-x_2)§svg§600§FALSE§</svg:desc><draw:g draw:style-name="gr2"><draw:path draw:style-name="gr207" draw:text-style-name="P11" svg:width="3.164cm" svg:height="0.375cm" svg:x="0.006cm" svg:y="0.022cm" svg:viewBox="0 0 3165 376" svg:d="M0 0c1055 0 2110 0 3165 0 0 125 0 251 0 376-1055 0-2110 0-3165 0 0-125 0-251 0-376z"><text:p/></draw:path><draw:path draw:style-name="gr208" draw:text-style-name="P12" svg:width="0.192cm" svg:height="0.189cm" svg:x="0.001cm" svg:y="0.13cm" svg:viewBox="0 0 193 190" svg:d="M140 26c-7-15-19-26-38-26-49 0-102 61-102 123 0 39 23 67 56 67 9 0 29-1 54-31 4 18 20 31 39 31 15 0 25-10 31-23 7-16 13-41 13-42 0-4-3-4-5-4-4 0-4 2-6 8-7 27-14 53-32 53-11 0-12-11-12-20s0-13 5-31 6-23 9-38c5-21 11-40 16-59 2-12 2-12 2-15 0-7-4-11-12-11-10 0-16 10-18 18zM113 136c-3 7-3 8-9 15-18 23-36 31-48 31-20 0-26-25-26-40 0-22 13-73 23-93 13-25 32-41 49-41 28 0 34 35 34 38 0 2-2 4-2 7-7 28-14 55-21 83z"><text:p/></draw:path><draw:path draw:style-name="gr209" draw:text-style-name="P12" svg:width="0.097cm" svg:height="0.419cm" svg:x="0.248cm" svg:y="0cm" svg:viewBox="0 0 98 420" svg:d="M98 415c0-2 0-2-7-9-53-53-66-132-66-196 0-73 16-146 67-199 6-5 6-5 6-7 0-3-1-4-4-4-4 0-42 29-66 82-22 47-28 93-28 128 0 32 5 83 29 130 25 52 61 80 65 80 3 0 4-2 4-5z"><text:p/></draw:path><draw:path draw:style-name="gr210" draw:text-style-name="P12" svg:width="0.209cm" svg:height="0.189cm" svg:x="0.383cm" svg:y="0.13cm" svg:viewBox="0 0 210 190" svg:d="M130 59c2-11 12-51 40-51 3 0 14 0 22 6-12 3-20 14-20 23 0 7 4 15 15 15 10 0 23-8 23-24 0-22-24-28-38-28-26 0-40 22-45 31-11-27-33-31-45-31-45 0-69 54-69 65 0 4 5 4 6 4 3 0 4-2 5-5 14-45 42-56 56-56 9 0 23 5 23 29 0 13-7 41-23 100-6 26-21 45-39 45-3 0-12 0-22-7 11-2 21-10 21-22 0-11-10-15-16-15-13 0-24 11-24 24 0 20 22 28 41 28 27 0 42-29 43-31 6 15 20 31 46 31 44 0 68-54 68-65 0-4-5-4-6-4-4 0-5 2-5 5-14 45-43 56-56 56-17 0-23-15-23-28 0-10 2-19 7-37 5-20 10-39 15-58z"><text:p/></draw:path><draw:path draw:style-name="gr211" draw:text-style-name="P12" svg:width="0.257cm" svg:height="0.016cm" svg:x="0.74cm" svg:y="0.202cm" svg:viewBox="0 0 258 17" svg:d="M244 17c7 0 14 0 14-9 0-8-7-8-14-8-76 0-153 0-228 0-8 0-16 0-16 8 0 9 8 9 16 9 75 0 152 0 228 0z"><text:p/></draw:path><draw:path draw:style-name="gr212" draw:text-style-name="P12" svg:width="0.209cm" svg:height="0.189cm" svg:x="1.14cm" svg:y="0.13cm" svg:viewBox="0 0 210 190" svg:d="M128 59c3-11 12-51 42-51 2 0 12 0 21 6-12 3-21 14-21 23 0 7 5 15 17 15 9 0 23-8 23-24 0-22-25-28-40-28-25 0-39 22-44 31-11-27-34-31-46-31-43 0-68 54-68 65 0 4 5 4 6 4 4 0 5-2 5-5 14-45 42-56 56-56 9 0 23 5 23 29 0 13-7 41-23 100-6 26-21 45-39 45-3 0-12 0-22-7 11-2 20-10 20-22 0-11-9-15-15-15-13 0-23 11-23 24 0 20 20 28 40 28 27 0 42-29 44-31 5 15 19 31 44 31 45 0 69-54 69-65 0-4-5-4-6-4-4 0-4 2-5 5-14 45-43 56-56 56-17 0-23-15-23-28 0-10 2-19 7-37 5-20 10-39 14-58z"><text:p/></draw:path><draw:path draw:style-name="gr213" draw:text-style-name="P12" svg:width="0.106cm" svg:height="0.195cm" svg:x="1.401cm" svg:y="0.183cm" svg:viewBox="0 0 107 196" svg:d="M67 8c0-7-1-8-9-8-20 19-46 19-58 19 0 4 0 7 0 11 7 0 26 0 43-8 0 49 0 99 0 150 0 10 0 13-30 13-3 0-7 0-11 0 0 4 0 7 0 11 5 0 41-1 52-1 10 0 47 1 53 1 0-4 0-7 0-11-4 0-7 0-11 0-29 0-29-3-29-13 0-55 0-109 0-164z"><text:p/></draw:path><draw:path draw:style-name="gr214" draw:text-style-name="P12" svg:width="0.096cm" svg:height="0.419cm" svg:x="1.582cm" svg:y="0cm" svg:viewBox="0 0 97 420" svg:d="M97 210c0-32-5-84-27-131-26-51-62-79-66-79-3 0-4 1-4 4 0 2 0 2 7 10 42 41 66 109 66 196 0 71-15 145-68 199-5 4-5 4-5 6 0 3 1 5 4 5 4 0 42-29 67-82 21-47 26-94 26-128z"><text:p/></draw:path><draw:path draw:style-name="gr215" draw:text-style-name="P12" svg:width="0.097cm" svg:height="0.419cm" svg:x="1.762cm" svg:y="0cm" svg:viewBox="0 0 98 420" svg:d="M98 415c0-2 0-2-7-9-53-53-66-132-66-196 0-73 16-146 67-199 6-5 6-5 6-7 0-3-2-4-4-4-4 0-42 29-68 82-21 47-26 93-26 128 0 32 5 83 28 130 25 52 62 80 66 80 2 0 4-2 4-5z"><text:p/></draw:path><draw:path draw:style-name="gr216" draw:text-style-name="P12" svg:width="0.209cm" svg:height="0.189cm" svg:x="1.896cm" svg:y="0.13cm" svg:viewBox="0 0 210 190" svg:d="M128 59c3-11 14-51 42-51 3 0 12 0 22 6-12 3-20 14-20 23 0 7 4 15 15 15 10 0 23-8 23-24 0-22-25-28-40-28-24 0-38 22-43 31-11-27-33-31-45-31-45 0-69 54-69 65 0 4 4 2 5 4 4 0 5-2 6-5 14-45 42-56 56-56 9 0 23 5 23 29 0 13-7 41-23 100-7 26-21 45-39 45-4 0-13 0-22-7 11-2 21-10 21-22 0-11-10-15-16-15-13 0-24 11-24 24 0 20 22 28 40 28 27 0 43-29 44-31 5 15 20 31 46 31 43 0 67-54 67-65 0-4-4-4-5-4-4 0-5 2-6 5-13 45-42 56-55 56-17 0-24-15-24-28 0-10 3-19 7-37 5-20 10-39 14-58z"><text:p/></draw:path><draw:path draw:style-name="gr217" draw:text-style-name="P12" svg:width="0.257cm" svg:height="0.016cm" svg:x="2.254cm" svg:y="0.202cm" svg:viewBox="0 0 258 17" svg:d="M242 17c8 0 16 0 16-9 0-8-8-8-16-8-75 0-152 0-228 0-7 0-14 0-14 8 0 9 7 9 14 9 76 0 153 0 228 0z"><text:p/></draw:path><draw:path draw:style-name="gr218" draw:text-style-name="P12" svg:width="0.209cm" svg:height="0.189cm" svg:x="2.653cm" svg:y="0.13cm" svg:viewBox="0 0 210 190" svg:d="M128 59c4-11 14-51 42-51 3 0 12 0 22 6-12 3-20 14-20 23 0 7 4 15 15 15 10 0 23-8 23-24 0-22-24-28-38-28-26 0-40 22-45 31-11-27-33-31-45-31-45 0-69 54-69 65 0 4 4 2 5 4 4 0 5-2 6-5 14-45 42-56 56-56 9 0 23 5 23 29 0 13-7 41-23 100-7 26-21 45-39 45-3 0-13 0-22-7 11-2 21-10 21-22 0-11-10-15-16-15-13 0-24 11-24 24 0 20 22 28 40 28 28 0 43-29 44-31 5 15 20 31 46 31 43 0 67-54 67-65 0-4-4-4-5-4-4 0-5 2-5 5-14 45-43 56-56 56-17 0-23-15-23-28 0-10 2-19 7-37 5-20 9-39 13-58z"><text:p/></draw:path><draw:path draw:style-name="gr219" draw:text-style-name="P12" svg:width="0.13cm" svg:height="0.195cm" svg:x="2.9cm" svg:y="0.183cm" svg:viewBox="0 0 131 196" svg:d="M131 142c-4 0-6 0-10 0-1 7-3 24-8 27-3 2-25 2-29 2-18 0-36 0-54 0 31-28 41-35 59-50 21-16 42-36 42-63 0-36-31-58-69-58-37 0-62 26-62 53 0 16 13 17 16 17 7 0 15-5 15-16 0-6-1-16-17-16 10-20 29-27 44-27 28 0 44 23 44 47 0 25-18 45-28 56-24 23-46 46-70 70-4 4-4 4-4 12 41 0 82 0 122 0 3-18 6-36 9-54z"><text:p/></draw:path><draw:path draw:style-name="gr220" draw:text-style-name="P12" svg:width="0.096cm" svg:height="0.419cm" svg:x="3.095cm" svg:y="0cm" svg:viewBox="0 0 97 420" svg:d="M97 210c0-32-5-84-27-131-26-51-62-79-66-79-3 0-4 1-4 4 0 2 0 2 7 10 42 41 66 109 66 196 0 71-15 145-68 199-5 4-5 4-5 6 0 3 1 5 4 5 4 0 42-29 67-82 21-47 26-94 26-128z"><text:p/></draw:path></draw:g></draw:g></text:p>
      <text:h text:style-name="Heading_20_3" text:outline-level="3">Utilité de la forme factorisée : Déterminer le signe d’un polynôme</text:h>
      <text:p text:style-name="P7">Pour déterminer le signe, il faut d’abord déterminer le signe de <draw:g text:anchor-type="as-char" svg:y="-0.314cm" draw:z-index="8" draw:style-name="gr1"><svg:title>TexMaths</svg:title><svg:desc>12§display§(x-x_1)§svg§600§FALSE§</svg:desc><draw:g draw:style-name="gr2"><draw:path draw:style-name="gr198" draw:text-style-name="P11" svg:width="1.426cm" svg:height="0.375cm" svg:x="0.001cm" svg:y="0.022cm" svg:viewBox="0 0 1427 376" svg:d="M0 0c475 0 952 0 1427 0 0 125 0 251 0 376-475 0-952 0-1427 0 0-125 0-251 0-376z"><text:p/></draw:path><draw:path draw:style-name="gr199" draw:text-style-name="P12" svg:width="0.096cm" svg:height="0.419cm" svg:x="0.021cm" svg:y="0cm" svg:viewBox="0 0 97 420" svg:d="M97 415c0-2 0-2-7-9-53-53-66-132-66-196 0-73 16-146 68-199 5-5 5-5 5-7 0-3-1-4-3-4-5 0-42 29-68 82-21 47-26 93-26 128 0 32 5 83 28 130 25 52 61 80 66 80 2 0 3-2 3-5z"><text:p/></draw:path><draw:path draw:style-name="gr200" draw:text-style-name="P12" svg:width="0.209cm" svg:height="0.189cm" svg:x="0.156cm" svg:y="0.13cm" svg:viewBox="0 0 210 190" svg:d="M128 59c3-11 12-51 42-51 2 0 12 0 21 6-12 3-21 14-21 23 0 7 5 15 17 15 9 0 23-8 23-24 0-22-25-28-40-28-24 0-39 22-44 31-11-27-34-31-46-31-43 0-67 54-67 65 0 4 4 4 5 4 4 0 5-2 5-5 14-45 42-56 56-56 9 0 23 5 23 29 0 13-7 41-23 100-6 26-20 45-39 45-3 0-12 0-21-7 10-2 19-10 19-22 0-11-9-15-15-15-12 0-23 11-23 24 0 20 20 28 40 28 27 0 43-29 44-31 5 15 19 31 46 31 43 0 67-54 67-65 0-4-4-4-6-4-4 0-4 2-5 5-14 45-43 56-56 56-16 0-23-15-23-28 0-10 2-19 7-37 5-20 10-39 14-58z"><text:p/></draw:path><draw:path draw:style-name="gr201" draw:text-style-name="P12" svg:width="0.257cm" svg:height="0.016cm" svg:x="0.512cm" svg:y="0.202cm" svg:viewBox="0 0 258 17" svg:d="M244 17c7 0 14 0 14-9 0-8-7-8-14-8-76 0-153 0-228 0-8 0-16 0-16 8 0 9 8 9 16 9 75 0 152 0 228 0z"><text:p/></draw:path><draw:path draw:style-name="gr202" draw:text-style-name="P12" svg:width="0.208cm" svg:height="0.189cm" svg:x="0.911cm" svg:y="0.13cm" svg:viewBox="0 0 209 190" svg:d="M128 59c3-11 12-51 41-51 3 0 13 0 22 6-12 3-21 14-21 23 0 7 5 15 16 15 10 0 23-8 23-24 0-22-24-28-39-28-25 0-39 22-44 31-11-27-34-31-46-31-44 0-68 54-68 65 0 4 5 4 6 4 2 0 4-2 5-5 14-45 42-56 56-56 9 0 23 5 23 29 0 13-7 41-23 100-6 26-21 45-39 45-3 0-12 0-22-7 11-2 20-10 20-22 0-11-9-15-15-15-13 0-23 11-23 24 0 20 20 28 40 28 27 0 42-29 43-31 6 15 20 31 45 31 44 0 68-54 68-65 0-4-4-4-5-4-4 0-5 2-5 5-14 45-43 56-56 56-17 0-23-15-23-28 0-10 2-19 7-37 5-20 10-39 14-58z"><text:p/></draw:path><draw:path draw:style-name="gr203" draw:text-style-name="P12" svg:width="0.106cm" svg:height="0.195cm" svg:x="1.171cm" svg:y="0.183cm" svg:viewBox="0 0 107 196" svg:d="M66 8c0-7 0-8-8-8-20 19-46 19-58 19 0 4 0 7 0 11 7 0 26 0 42-8 0 49 0 99 0 150 0 10 0 13-29 13-3 0-7 0-11 0 0 4 0 7 0 11 5 0 41-1 52-1 10 0 47 1 53 1 0-4 0-7 0-11-4 0-7 0-11 0-30 0-30-3-30-13 0-55 0-109 0-164z"><text:p/></draw:path><draw:path draw:style-name="gr204" draw:text-style-name="P12" svg:width="0.096cm" svg:height="0.419cm" svg:x="1.352cm" svg:y="0cm" svg:viewBox="0 0 97 420" svg:d="M97 210c0-32-5-84-27-131-26-51-62-79-66-79-3 0-4 1-4 4 0 2 0 2 7 10 42 41 66 109 66 196 0 71-15 145-68 199-5 4-5 4-5 6 0 3 1 5 4 5 4 0 42-29 67-82 21-47 26-94 26-128z"><text:p/></draw:path></draw:g></draw:g><text:s/>et de <draw:g text:anchor-type="as-char" svg:y="-0.314cm" draw:z-index="9" draw:style-name="gr1"><svg:title>TexMaths</svg:title><svg:desc>12§display§(x-x_2)§svg§600§FALSE§</svg:desc><draw:g draw:style-name="gr2"><draw:path draw:style-name="gr191" draw:text-style-name="P11" svg:width="1.426cm" svg:height="0.375cm" svg:x="0.001cm" svg:y="0.022cm" svg:viewBox="0 0 1427 376" svg:d="M0 0c475 0 952 0 1427 0 0 125 0 251 0 376-475 0-952 0-1427 0 0-125 0-251 0-376z"><text:p/></draw:path><draw:path draw:style-name="gr192" draw:text-style-name="P12" svg:width="0.096cm" svg:height="0.419cm" svg:x="0.021cm" svg:y="0cm" svg:viewBox="0 0 97 420" svg:d="M97 415c0-2 0-2-7-9-53-53-66-132-66-196 0-73 16-146 68-199 5-5 5-5 5-7 0-3-1-4-3-4-5 0-42 29-68 82-21 47-26 93-26 128 0 32 5 83 28 130 25 52 61 80 66 80 2 0 3-2 3-5z"><text:p/></draw:path><draw:path draw:style-name="gr193" draw:text-style-name="P12" svg:width="0.209cm" svg:height="0.189cm" svg:x="0.156cm" svg:y="0.13cm" svg:viewBox="0 0 210 190" svg:d="M128 59c3-11 12-51 42-51 2 0 12 0 21 6-12 3-21 14-21 23 0 7 5 15 17 15 9 0 23-8 23-24 0-22-25-28-40-28-24 0-39 22-44 31-11-27-34-31-46-31-43 0-67 54-67 65 0 4 4 4 5 4 4 0 5-2 5-5 14-45 42-56 56-56 9 0 23 5 23 29 0 13-7 41-23 100-6 26-20 45-39 45-3 0-12 0-21-7 10-2 19-10 19-22 0-11-9-15-15-15-12 0-23 11-23 24 0 20 20 28 40 28 27 0 43-29 44-31 5 15 19 31 46 31 43 0 67-54 67-65 0-4-4-4-6-4-4 0-4 2-5 5-14 45-43 56-56 56-16 0-23-15-23-28 0-10 2-19 7-37 5-20 10-39 14-58z"><text:p/></draw:path><draw:path draw:style-name="gr194" draw:text-style-name="P12" svg:width="0.257cm" svg:height="0.016cm" svg:x="0.512cm" svg:y="0.202cm" svg:viewBox="0 0 258 17" svg:d="M244 17c7 0 14 0 14-9 0-8-7-8-14-8-76 0-153 0-228 0-8 0-16 0-16 8 0 9 8 9 16 9 75 0 152 0 228 0z"><text:p/></draw:path><draw:path draw:style-name="gr195" draw:text-style-name="P12" svg:width="0.208cm" svg:height="0.189cm" svg:x="0.911cm" svg:y="0.13cm" svg:viewBox="0 0 209 190" svg:d="M128 59c3-11 12-51 41-51 3 0 13 0 22 6-12 3-21 14-21 23 0 7 5 15 16 15 10 0 23-8 23-24 0-22-24-28-39-28-25 0-39 22-44 31-11-27-34-31-46-31-44 0-68 54-68 65 0 4 5 4 6 4 2 0 4-2 5-5 14-45 42-56 56-56 9 0 23 5 23 29 0 13-7 41-23 100-6 26-21 45-39 45-3 0-12 0-22-7 11-2 20-10 20-22 0-11-9-15-15-15-13 0-23 11-23 24 0 20 20 28 40 28 27 0 42-29 43-31 6 15 20 31 45 31 44 0 68-54 68-65 0-4-4-4-5-4-4 0-5 2-5 5-14 45-43 56-56 56-17 0-23-15-23-28 0-10 2-19 7-37 5-20 10-39 14-58z"><text:p/></draw:path><draw:path draw:style-name="gr196" draw:text-style-name="P12" svg:width="0.129cm" svg:height="0.195cm" svg:x="1.158cm" svg:y="0.183cm" svg:viewBox="0 0 130 196" svg:d="M130 142c-4 0-6 0-10 0-1 7-4 24-8 27-3 2-26 2-29 2-18 0-36 0-54 0 31-28 41-35 59-50 21-16 42-36 42-63 0-36-32-58-69-58s-61 26-61 53c0 16 12 17 16 17 6 0 15-5 15-16 0-6-2-16-18-16 10-20 29-27 43-27 30 0 45 23 45 47 0 25-18 45-28 56-24 23-47 46-71 70-2 4-2 4-2 12 41 0 80 0 121 0 3-18 6-36 9-54z"><text:p/></draw:path><draw:path draw:style-name="gr197" draw:text-style-name="P12" svg:width="0.096cm" svg:height="0.419cm" svg:x="1.352cm" svg:y="0cm" svg:viewBox="0 0 97 420" svg:d="M97 210c0-32-5-84-27-131-26-51-62-79-66-79-3 0-4 1-4 4 0 2 0 2 7 10 42 41 66 109 66 196 0 71-15 145-68 199-5 4-5 4-5 6 0 3 1 5 4 5 4 0 42-29 67-82 21-47 26-94 26-128z"><text:p/></draw:path></draw:g></draw:g><text:s/></text:p>
      <text:p text:style-name="P7">⚠ Il faut pense à mettre <draw:g text:anchor-type="as-char" svg:y="-0.189cm" draw:z-index="7" draw:style-name="gr1"><svg:title>TexMaths</svg:title><svg:desc>12§display§a§svg§600§FALSE§</svg:desc><draw:g draw:style-name="gr2"><draw:path draw:style-name="gr205" draw:text-style-name="P11" svg:width="0.163cm" svg:height="0.144cm" svg:x="0.006cm" svg:y="0.022cm" svg:viewBox="0 0 164 145" svg:d="M0 0c55 0 109 0 164 0 0 48 0 97 0 145-55 0-109 0-164 0 0-48 0-97 0-145z"><text:p/></draw:path><draw:path draw:style-name="gr206" draw:text-style-name="P12" svg:width="0.19cm" svg:height="0.188cm" svg:x="0.001cm" svg:y="0cm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</draw:g><text:s/>dans le tableau de signe si celui-ci est négatif !</text:p>
      <text:h text:style-name="Heading_20_2" text:outline-level="2">Forme canonique</text:h>
      <text:p text:style-name="P10">Méthode : Passer de la forme développée <draw:g text:anchor-type="as-char" svg:y="-0.369cm" draw:z-index="10" draw:name="Forme 2" draw:style-name="gr188"><svg:title>TexMaths</svg:title><svg:desc>12§display§f(x) = ax^2 + bx+ c§svg§600§FALSE§</svg:desc><draw:g draw:style-name="gr2"><draw:path draw:style-name="gr189" draw:text-style-name="P11" svg:width="3.623cm" svg:height="0.43cm" svg:x="-0.001cm" svg:y="0.021cm" svg:viewBox="0 0 3624 431" svg:d="M1813 431c-605 0-1208 0-1813 0 0-144 0-287 0-431 1208 0 2416 0 3624 0 0 144 0 287 0 431-603 0-1208 0-1811 0z"><text:p/></draw:path><draw:path draw:style-name="gr190" draw:text-style-name="P12" svg:width="0.209cm" svg:height="0.381cm" svg:x="0cm" svg:y="0.072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190" draw:text-style-name="P12" svg:width="0.096cm" svg:height="0.419cm" svg:x="0.271cm" svg:y="0.054cm" svg:viewBox="0 0 97 420" svg:d="M97 416c0-2 0-2-7-9-53-54-66-133-66-197 0-73 17-146 68-199 5-5 5-5 5-6 0-4-1-5-3-5-5 0-42 29-68 82-21 46-26 93-26 128 0 34 5 83 28 131 25 52 61 79 66 79 2 0 3-1 3-4z"><text:p/></draw:path><draw:path draw:style-name="gr190" draw:text-style-name="P12" svg:width="0.209cm" svg:height="0.19cm" svg:x="0.406cm" svg:y="0.183cm" svg:viewBox="0 0 210 191" svg:d="M128 59c3-11 12-49 42-49 3 0 12 0 21 4-12 3-21 14-21 23 0 7 5 16 17 16 10 0 23-9 23-25 0-22-25-28-40-28-24 0-39 23-44 32-11-27-34-32-46-32-43 0-67 54-67 65 0 5 4 5 5 5 4 0 5-2 5-5 14-45 43-55 57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190" draw:text-style-name="P12" svg:width="0.097cm" svg:height="0.419cm" svg:x="0.658cm" svg:y="0.054cm" svg:viewBox="0 0 98 420" svg:d="M98 210c0-32-4-83-27-131-25-51-63-79-66-79s-5 1-5 5c0 1 0 1 8 9 42 41 66 108 66 196 0 71-15 145-68 198-6 6-6 6-6 8s2 4 5 4 42-29 67-83c22-45 26-91 26-127z"><text:p/></draw:path><draw:path draw:style-name="gr190" draw:text-style-name="P12" svg:width="0.28cm" svg:height="0.097cm" svg:x="0.938cm" svg:y="0.213cm" svg:viewBox="0 0 281 98" svg:d="M266 17c6 0 15 0 15-9 0-8-9-8-15-8-84 0-168 0-252 0-6 0-14 0-14 8 0 9 8 9 14 9 84 0 168 0 252 0zM266 98c6 0 15 0 15-8s-9-8-15-8c-84 0-168 0-252 0-6 0-14 0-14 8s8 8 14 8c84 0 168 0 252 0z"><text:p/></draw:path><draw:path draw:style-name="gr190" draw:text-style-name="P12" svg:width="0.192cm" svg:height="0.19cm" svg:x="1.376cm" svg:y="0.183cm" svg:viewBox="0 0 193 191" svg:d="M140 26c-7-14-19-26-38-26-49 0-102 62-102 124 0 39 24 67 56 67 9 0 30-1 56-31 3 17 18 31 38 31 14 0 24-10 31-23 7-15 12-41 12-42 0-5-3-5-5-5-3 0-4 3-6 9-7 27-14 51-31 51-12 0-13-10-13-19s1-12 6-31c4-18 5-22 8-37 5-21 11-40 16-60 2-11 2-12 2-14 0-7-4-12-12-12-9 0-15 10-18 18zM114 136c-2 8-2 8-8 15-20 24-36 30-48 30-22 0-28-22-28-39 0-21 14-72 24-93 13-24 31-39 48-39 28 0 34 34 34 37 0 2 0 5-2 7-7 28-13 54-20 82z"><text:p/></draw:path><draw:path draw:style-name="gr190" draw:text-style-name="P12" svg:width="0.209cm" svg:height="0.19cm" svg:x="1.595cm" svg:y="0.183cm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6-16-16c-13 0-24 12-24 25 0 20 22 28 40 28 27 0 43-30 44-32 5 15 20 32 46 32 43 0 67-54 67-65 0-5-4-5-5-5-4 0-5 3-5 5-14 46-43 55-56 55-17 0-23-13-23-27 0-10 2-18 6-38 5-19 10-38 14-57z"><text:p/></draw:path><draw:path draw:style-name="gr190" draw:text-style-name="P12" svg:width="0.13cm" svg:height="0.195cm" svg:x="1.84cm" svg:y="0cm" svg:viewBox="0 0 131 196" svg:d="M131 143c-4 0-6 0-10 0-1 6-3 23-8 26-3 2-25 2-29 2-18 0-36 0-54 0 31-27 41-35 59-50 21-17 42-36 42-63 0-36-31-58-69-58-37 0-62 26-62 53 0 15 13 17 16 17 7 0 15-5 15-16 0-6-1-16-17-16 10-21 29-27 44-27 28 0 44 23 44 47 0 25-18 45-28 56-24 23-46 47-70 71-4 2-4 2-4 11 41 0 82 0 122 0 3-18 6-36 9-53z"><text:p/></draw:path><draw:path draw:style-name="gr190" draw:text-style-name="P12" svg:width="0.28cm" svg:height="0.278cm" svg:x="2.128cm" svg:y="0.123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90" draw:text-style-name="P12" svg:width="0.155cm" svg:height="0.294cm" svg:x="2.546cm" svg:y="0.077cm" svg:viewBox="0 0 156 295" svg:d="M82 5c0-1 0-5-6-5-10 0-41 2-52 4-2 1-7 1-7 8 0 5 3 5 9 5 21 0 22 3 22 7s-4 18-6 26c-12 46-23 92-35 137-5 22-7 29-7 44 0 38 23 64 54 64 49 0 102-61 102-122 0-38-23-67-56-67-20 0-38 12-50 25 11-42 21-84 32-126zM42 163c2-9 2-9 6-14 20-28 40-34 50-34 16 0 27 12 27 40 0 24-13 73-22 89-13 27-32 42-49 42-14 0-29-11-29-41 0-8 0-17 7-43 4-13 6-27 10-39z"><text:p/></draw:path><draw:path draw:style-name="gr190" draw:text-style-name="P12" svg:width="0.209cm" svg:height="0.19cm" svg:x="2.72cm" svg:y="0.183cm" svg:viewBox="0 0 210 191" svg:d="M128 59c3-11 12-49 42-49 2 0 12 0 21 4-12 3-21 14-21 23 0 7 5 16 17 16 9 0 23-9 23-25 0-22-25-28-40-28-24 0-39 23-44 32-11-27-34-32-46-32-43 0-67 54-67 65 0 5 4 5 5 5 4 0 5-2 5-5 14-45 43-55 57-55 8 0 22 3 22 27 0 13-6 42-22 101-7 27-21 43-40 43-3 0-12 0-21-4 10-3 19-11 19-23s-9-16-15-16c-12 0-23 12-23 25 0 20 20 28 40 28 27 0 43-30 44-32 5 15 20 32 46 32 43 0 67-54 67-65 0-5-4-5-5-5-5 0-5 3-6 5-14 46-42 55-56 55-16 0-23-13-23-27 0-10 2-18 7-38 5-19 10-38 14-57z"><text:p/></draw:path><draw:path draw:style-name="gr190" draw:text-style-name="P12" svg:width="0.28cm" svg:height="0.278cm" svg:x="3.065cm" svg:y="0.123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90" draw:text-style-name="P12" svg:width="0.163cm" svg:height="0.19cm" svg:x="3.481cm" svg:y="0.183cm" svg:viewBox="0 0 164 191" svg:d="M150 26c-7 0-13 0-19 6s-7 14-7 16c0 11 7 16 15 16 12 0 24-11 24-28 0-20-20-36-50-36-57 0-113 60-113 120 0 37 24 71 68 71 60 0 96-44 96-49 0-4-2-6-4-6-3 0-4 1-6 5-34 40-80 40-84 40-27 0-39-20-39-45 0-17 9-58 23-84 13-24 36-42 60-42 14 0 30 4 36 16z"><text:p/></draw:path></draw:g></draw:g><text:s/>à la forme canonique <draw:g text:anchor-type="as-char" svg:y="-0.369cm" draw:z-index="11" draw:style-name="gr1"><svg:title>TexMaths</svg:title><svg:desc>12§display§f(x)=a(x- \alpha )^2 + \beta§svg§600§FALSE§</svg:desc><draw:g draw:style-name="gr2"><draw:path draw:style-name="gr173" draw:text-style-name="P11" svg:width="3.863cm" svg:height="0.43cm" svg:x="0.001cm" svg:y="0.023cm" svg:viewBox="0 0 3864 431" svg:d="M1933 431c-644 0-1289 0-1933 0 0-144 0-287 0-431 1288 0 2576 0 3864 0 0 144 0 287 0 431-643 0-1288 0-1931 0z"><text:p/></draw:path><draw:path draw:style-name="gr174" draw:text-style-name="P12" svg:width="0.209cm" svg:height="0.381cm" svg:x="0.002cm" svg:y="0.074cm" svg:viewBox="0 0 210 382" svg:d="M132 128c12 0 24 0 36 0 8 0 13 0 13-8 0-5-5-5-12-5-12 0-23 0-35 0 4-17 6-32 10-48 1-8 7-38 10-44 3-7 10-13 20-13 1 0 12 0 20 7-19 1-22 15-22 23 0 9 7 14 15 14 11 0 23-10 23-25 0-19-19-29-36-29-14 0-41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175" draw:text-style-name="P12" svg:width="0.096cm" svg:height="0.419cm" svg:x="0.273cm" svg:y="0.055cm" svg:viewBox="0 0 97 420" svg:d="M97 416c0-2 0-2-7-9-53-54-66-133-66-197 0-73 17-146 68-199 5-5 5-5 5-6 0-4-1-5-3-5-5 0-42 29-68 82-21 46-26 93-26 128 0 34 5 83 28 131 25 52 61 79 66 79 2 0 3-1 3-4z"><text:p/></draw:path><draw:path draw:style-name="gr176" draw:text-style-name="P12" svg:width="0.209cm" svg:height="0.19cm" svg:x="0.408cm" svg:y="0.184cm" svg:viewBox="0 0 210 191" svg:d="M128 59c3-11 12-49 42-49 3 0 12 0 21 4-11 3-19 14-19 23 0 7 3 16 15 16 10 0 23-9 23-25 0-22-25-28-40-28-24 0-39 23-44 32-11-27-32-32-46-32-43 0-67 54-67 65 0 5 4 5 5 5 4 0 5-2 6-5 13-45 42-55 56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177" draw:text-style-name="P12" svg:width="0.097cm" svg:height="0.419cm" svg:x="0.66cm" svg:y="0.055cm" svg:viewBox="0 0 98 420" svg:d="M98 210c0-32-4-83-27-131-25-51-61-79-66-79-3 0-5 1-5 5 0 1 0 1 8 9 42 41 66 108 66 196 0 71-15 145-68 198-6 6-6 6-6 8s2 4 5 4c5 0 42-29 67-83 22-45 26-91 26-127z"><text:p/></draw:path><draw:path draw:style-name="gr178" draw:text-style-name="P12" svg:width="0.28cm" svg:height="0.097cm" svg:x="0.94cm" svg:y="0.215cm" svg:viewBox="0 0 281 98" svg:d="M266 17c6 0 15 0 15-9 0-8-9-8-15-8-84 0-168 0-252 0-6 0-14 0-14 8 0 9 8 9 14 9 84 0 168 0 252 0zM266 98c6 0 15 0 15-8s-9-8-15-8c-84 0-168 0-252 0-6 0-14 0-14 8s8 8 14 8c84 0 168 0 252 0z"><text:p/></draw:path><draw:path draw:style-name="gr179" draw:text-style-name="P12" svg:width="0.192cm" svg:height="0.19cm" svg:x="1.38cm" svg:y="0.184cm" svg:viewBox="0 0 193 191" svg:d="M140 26c-8-14-20-26-39-26-49 0-101 62-101 124 0 39 23 67 55 67 9 0 30-1 55-31 4 17 18 31 39 31 14 0 24-10 31-23 7-15 13-41 13-42 0-5-5-5-6-5-3 0-5 3-6 9-7 27-14 51-31 51-12 0-13-10-13-19s1-12 6-31c5-18 5-22 8-37 5-21 11-40 16-60 3-11 3-12 3-14 0-7-6-12-13-12-9 0-15 10-17 18zM113 136c-3 8-3 8-9 15-19 24-36 30-48 30-21 0-26-22-26-39 0-21 13-72 23-93 13-24 32-39 49-39 26 0 32 34 32 37 0 2 0 5-1 7-7 28-13 54-20 82z"><text:p/></draw:path><draw:path draw:style-name="gr180" draw:text-style-name="P12" svg:width="0.097cm" svg:height="0.419cm" svg:x="1.627cm" svg:y="0.055cm" svg:viewBox="0 0 98 420" svg:d="M98 416c0-2 0-2-7-9-53-54-67-133-67-197 0-73 17-146 68-199 6-5 6-5 6-6 0-4-2-5-4-5-4 0-42 29-68 82-21 46-26 93-26 128 0 34 5 83 28 131 25 52 62 79 66 79 2 0 4-1 4-4z"><text:p/></draw:path><draw:path draw:style-name="gr181" draw:text-style-name="P12" svg:width="0.209cm" svg:height="0.19cm" svg:x="1.761cm" svg:y="0.184cm" svg:viewBox="0 0 210 191" svg:d="M128 59c3-11 12-49 42-49 3 0 12 0 22 4-12 3-20 14-20 23 0 7 4 16 15 16 10 0 23-9 23-25 0-22-25-28-40-28-24 0-38 23-44 32-10-27-32-32-44-32-45 0-69 54-69 65 0 5 4 5 5 5 4 0 5-2 6-5 14-45 42-55 56-55 8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182" draw:text-style-name="P12" svg:width="0.257cm" svg:height="0.016cm" svg:x="2.118cm" svg:y="0.256cm" svg:viewBox="0 0 258 17" svg:d="M242 17c8 0 16 0 16-9 0-8-8-8-16-8-75 0-152 0-228 0-7 0-14 0-14 8 0 9 7 9 14 9 76 0 153 0 228 0z"><text:p/></draw:path><draw:path draw:style-name="gr183" draw:text-style-name="P12" svg:width="0.237cm" svg:height="0.19cm" svg:x="2.521cm" svg:y="0.184cm" svg:viewBox="0 0 238 191" svg:d="M185 86c0-66-40-86-71-86-58 0-114 60-114 120 0 39 26 71 68 71 28 0 58-10 90-36 5 23 20 36 38 36 22 0 36-23 36-30 0-2-3-4-5-4-4 0-5 2-6 4-7 20-16 13-23 20-13 0-13-32-13-43 0-8 0-10 3-14 40-50 33-66 50-99 0-1-2-5-6-5s-4 2-6 10c-8 26-22 58-41 83 0-10 0-18 0-27zM156 144c-37 33-70 37-86 37-26 0-39-19-39-45 0-21 12-66 25-88 20-31 42-38 58-38 41 0 41 55 41 87 0 16 0 40 1 47z"><text:p/></draw:path><draw:path draw:style-name="gr184" draw:text-style-name="P12" svg:width="0.097cm" svg:height="0.419cm" svg:x="2.799cm" svg:y="0.055cm" svg:viewBox="0 0 98 420" svg:d="M98 210c0-32-4-83-28-131-26-51-62-79-65-79s-5 1-5 5c0 1 0 1 8 9 41 41 65 108 65 196 0 71-15 145-67 198-6 6-6 6-6 8s2 4 5 4 42-29 67-83c20-45 26-91 26-127z"><text:p/></draw:path><draw:path draw:style-name="gr185" draw:text-style-name="P12" svg:width="0.13cm" svg:height="0.195cm" svg:x="2.958cm" svg:y="0.001cm" svg:viewBox="0 0 131 196" svg:d="M131 143c-4 0-6 0-10 0-1 6-5 23-8 26-3 2-25 2-29 2-18 0-36 0-54 0 30-27 41-35 59-50 21-17 42-36 42-63 0-36-31-58-70-58-36 0-61 26-61 53 0 15 13 17 16 17 7 0 15-5 15-16 0-6-1-16-17-16 9-21 29-27 44-27 28 0 44 23 44 47 0 25-18 45-28 56-24 23-46 47-70 71-4 2-4 2-4 11 41 0 82 0 122 0 3-18 6-36 9-53z"><text:p/></draw:path><draw:path draw:style-name="gr186" draw:text-style-name="P12" svg:width="0.28cm" svg:height="0.278cm" svg:x="3.246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87" draw:text-style-name="P12" svg:width="0.229cm" svg:height="0.377cm" svg:x="3.656cm" svg:y="0.072cm" svg:viewBox="0 0 230 378" svg:d="M230 58c0-32-24-58-57-58-24 0-36 7-52 18-23 17-45 58-54 90-23 89-44 178-67 267 0 1 2 3 6 3 2 0 4-1 5-2 9-39 19-77 29-115 8 25 26 40 57 40s63-15 82-33c20-18 33-46 33-77 0-30-15-52-31-63 25-14 49-39 49-70zM155 128c-6 2-11 3-21 3-6 0-14 1-19-1 1-5 17-4 21-4 9 0 13 0 19 2zM206 48c0 30-15 60-38 73-11-3-19-5-32-5-9 0-33 0-33 14 0 12 22 11 30 11 16 0 22 0 34-7 17 16 19 29 19 49 1 24-10 56-22 70-15 23-44 39-68 39-32 0-48-24-48-53 0-5 0-11 2-19 9-36 18-72 27-107 9-36 39-102 90-102 25 0 39 12 39 37z"><text:p/></draw:path></draw:g></draw:g></text:p>
      <text:p text:style-name="P10">avec l’exemple:<draw:g text:anchor-type="as-char" svg:y="-0.365cm" draw:z-index="12" draw:style-name="gr1"><svg:title>TexMaths</svg:title><svg:desc>12§display§f(x)=-5x^2 -20x+20§svg§600§FALSE§</svg:desc><draw:g draw:style-name="gr2"><draw:path draw:style-name="gr156" draw:text-style-name="P11" svg:width="4.404cm" svg:height="0.429cm" svg:x="0.001cm" svg:y="0.022cm" svg:viewBox="0 0 4405 430" svg:d="M0 0c1469 0 2936 0 4405 0 0 143 0 287 0 430-1469 0-2936 0-4405 0 0-143 0-287 0-430z"><text:p/></draw:path><draw:path draw:style-name="gr157" draw:text-style-name="P12" svg:width="0.209cm" svg:height="0.381cm" svg:x="0.002cm" svg:y="0.072cm" svg:viewBox="0 0 210 382" svg:d="M132 129c12 0 24 0 36 0 8 0 13 0 13-9 0-5-5-5-12-5-12 0-23 0-35 0 3-15 6-31 9-46 2-10 8-40 11-45 3-8 10-14 19-14 2 0 13 0 21 8-19 1-22 16-22 22 0 9 7 15 15 15 11 0 23-9 23-25 0-19-19-30-37-30-15 0-41 8-53 49-2 10-4 13-14 66-10 0-20 0-29 0s-13 0-13 9c0 5 4 5 12 5 9 0 18 0 27 0-11 55-20 110-31 165-7 41-14 80-37 80-1 0-12 0-19-9 19-1 22-15 22-22 0-10-7-15-15-15-11 0-23 10-23 25 0 20 18 29 35 29 24 0 41-24 48-41 13-26 24-77 24-80 8-43 17-88 25-132z"><text:p/></draw:path><draw:path draw:style-name="gr158" draw:text-style-name="P12" svg:width="0.096cm" svg:height="0.418cm" svg:x="0.273cm" svg:y="0.054cm" svg:viewBox="0 0 97 419" svg:d="M97 415c0-2 0-2-7-9-53-53-66-133-66-196 0-73 16-146 68-199 5-5 5-6 5-7 0-3-1-4-3-4-5 0-44 29-68 82-21 47-26 92-26 128 0 32 4 83 28 130 25 52 61 79 66 79 2 0 3-1 3-4z"><text:p/></draw:path><draw:path draw:style-name="gr159" draw:text-style-name="P12" svg:width="0.209cm" svg:height="0.189cm" svg:x="0.408cm" svg:y="0.184cm" svg:viewBox="0 0 210 190" svg:d="M128 59c3-11 12-51 42-51 2 0 12 0 21 6-12 3-21 12-21 23 0 6 5 15 17 15 9 0 23-8 23-24 0-22-25-28-40-28-24 0-39 22-44 31-11-27-34-31-46-31-43 0-67 54-67 65 0 4 4 4 5 4 4 0 5-2 5-5 14-45 42-56 56-56 9 0 23 4 23 29 0 13-7 41-23 100-6 26-21 44-39 44-3 0-12 0-22-6 11-2 20-10 20-22 0-11-9-15-15-15-13 0-23 11-23 24 0 19 20 28 40 28 27 0 43-29 44-31 5 15 19 31 46 31 43 0 67-54 67-65 0-4-4-4-5-4-5 0-5 2-6 5-14 45-43 55-56 55-16 0-23-14-23-28 0-9 2-18 7-36 5-20 10-39 14-58z"><text:p/></draw:path><draw:path draw:style-name="gr160" draw:text-style-name="P12" svg:width="0.097cm" svg:height="0.418cm" svg:x="0.66cm" svg:y="0.054cm" svg:viewBox="0 0 98 419" svg:d="M98 210c0-32-4-84-27-131-25-53-63-79-66-79s-5 1-5 4c0 1 0 2 8 9 41 42 65 110 65 197 0 71-15 145-67 199-6 4-6 4-6 6 0 3 2 4 5 4s42-28 67-81c22-47 26-94 26-128z"><text:p/></draw:path><draw:path draw:style-name="gr161" draw:text-style-name="P12" svg:width="0.28cm" svg:height="0.098cm" svg:x="0.94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62" draw:text-style-name="P12" svg:width="0.256cm" svg:height="0.016cm" svg:x="1.398cm" svg:y="0.255cm" svg:viewBox="0 0 257 17" svg:d="M242 17c8 0 15 0 15-9 0-8-7-8-15-8-75 0-152 0-228 0-7 0-14 0-14 8 0 9 7 9 14 9 76 0 153 0 228 0z"><text:p/></draw:path><draw:path draw:style-name="gr163" draw:text-style-name="P12" svg:width="0.167cm" svg:height="0.287cm" svg:x="1.711cm" svg:y="0.089cm" svg:viewBox="0 0 168 288" svg:d="M168 196c0-51-34-93-79-93-21 0-39 8-54 22 0-28 0-54 0-82 8 3 23 5 36 5 51 0 81-37 81-43 0-3-1-5-4-5-2 0-2 0-4 1-8 4-29 12-56 12-17 0-38-2-57-11-3-1-3-1-5-1-4 0-4 3-4 10 0 42 0 83 0 125 0 7 0 11 6 11 2 0 3-2 6-4 3-7 19-30 54-30 21 0 32 19 36 26 6 16 7 33 7 54 0 15 0 40-10 57-11 16-26 26-45 26-32 0-56-21-63-45 1 0 4 1 7 1 15 0 22-11 22-20 0-11-7-22-22-22-6 0-20 3-20 23 0 35 29 75 77 75 49 0 91-39 91-92z"><text:p/></draw:path><draw:path draw:style-name="gr164" draw:text-style-name="P12" svg:width="0.209cm" svg:height="0.189cm" svg:x="1.912cm" svg:y="0.184cm" svg:viewBox="0 0 210 190" svg:d="M130 59c2-11 12-51 40-51 3 0 14 0 22 6-12 3-20 12-20 23 0 6 4 15 15 15 10 0 23-8 23-24 0-22-24-28-38-28-26 0-40 22-45 31-11-27-33-31-45-31-45 0-69 54-69 65 0 4 5 4 6 4 3 0 4-2 5-5 14-45 42-56 56-56 9 0 23 4 23 29 0 13-7 41-23 100-6 26-21 44-39 44-3 0-12 0-22-6 11-2 21-10 21-22 0-11-10-15-16-15-13 0-24 11-24 24 0 19 22 28 41 28 27 0 42-29 43-31 6 15 20 31 46 31 44 0 68-54 68-65 0-4-5-4-6-4-4 0-5 2-5 5-14 45-43 55-56 55-17 0-23-14-23-28 0-9 2-18 7-36 5-20 10-39 15-58z"><text:p/></draw:path><draw:path draw:style-name="gr165" draw:text-style-name="P12" svg:width="0.129cm" svg:height="0.195cm" svg:x="2.161cm" svg:y="0cm" svg:viewBox="0 0 130 196" svg:d="M130 142c-4 0-6 0-10 0-1 7-4 24-7 26-3 3-25 3-30 3-18 0-36 0-54 0 31-28 41-36 59-50 21-18 42-36 42-63 0-36-32-58-69-58s-61 25-61 53c0 14 12 17 16 17 7 0 15-6 15-16 0-6-2-16-18-16 10-21 30-27 43-27 30 0 45 23 45 47 0 25-18 45-28 56-24 23-47 46-71 70-2 2-2 3-2 12 41 0 80 0 121 0 3-18 6-36 9-54z"><text:p/></draw:path><draw:path draw:style-name="gr166" draw:text-style-name="P12" svg:width="0.257cm" svg:height="0.016cm" svg:x="2.458cm" svg:y="0.255cm" svg:viewBox="0 0 258 17" svg:d="M242 17c8 0 16 0 16-9 0-8-8-8-16-8-75 0-152 0-228 0-7 0-14 0-14 8 0 9 7 9 14 9 76 0 153 0 228 0z"><text:p/></draw:path><draw:path draw:style-name="gr167" draw:text-style-name="P12" svg:width="0.167cm" svg:height="0.278cm" svg:x="2.866cm" svg:y="0.089cm" svg:viewBox="0 0 168 279" svg:d="M32 246c15-13 30-27 45-42 66-57 91-80 91-122 0-48-38-82-90-82-47 0-78 38-78 77 0 23 20 23 22 23 7 0 22-5 22-22 0-12-8-23-22-23-4 0-5 0-6 1 9-27 32-43 57-43 39 0 57 34 57 69 0 33-22 67-45 93-26 29-54 59-80 88-5 5-5 6-5 16 52 0 104 0 156 0 4-24 8-48 12-72-4 0-7 0-11 0-2 13-5 30-9 37-3 2-30 2-40 2-25 0-50 0-76 0z"><text:p/></draw:path><draw:path draw:style-name="gr168" draw:text-style-name="P12" svg:width="0.175cm" svg:height="0.287cm" svg:x="3.073cm" svg:y="0.089cm" svg:viewBox="0 0 176 288" svg:d="M176 145c0-33-1-67-16-98-20-40-54-47-71-47-25 0-57 11-73 50-15 29-16 62-16 95s1 70 18 101c18 34 49 42 70 42 22 0 55-8 73-48 14-28 15-61 15-95zM88 279c-16 0-41-10-48-49-5-26-5-64-5-89 0-27 0-54 2-77 9-51 41-54 51-54 14 0 42 7 50 49 4 23 4 55 4 82 0 31 0 60-5 87-6 39-30 51-49 51z"><text:p/></draw:path><draw:path draw:style-name="gr169" draw:text-style-name="P12" svg:width="0.209cm" svg:height="0.189cm" svg:x="3.279cm" svg:y="0.184cm" svg:viewBox="0 0 210 190" svg:d="M128 59c3-11 12-51 42-51 2 0 12 0 21 6-12 3-21 12-21 23 0 6 5 15 17 15 9 0 23-8 23-24 0-22-25-28-40-28-24 0-39 22-44 31-11-27-34-31-46-31-43 0-67 54-67 65 0 4 4 4 5 4 4 0 5-2 5-5 14-45 42-56 56-56 9 0 23 4 23 29 0 13-7 41-23 100-6 26-20 44-39 44-3 0-12 0-22-6 11-2 20-10 20-22 0-11-9-15-15-15-13 0-23 11-23 24 0 19 20 28 40 28 27 0 43-29 44-31 5 15 19 31 46 31 43 0 67-54 67-65 0-4-4-4-5-4-5 0-5 2-6 5-14 45-43 55-56 55-16 0-23-14-23-28 0-9 2-18 7-36 5-20 10-39 14-58z"><text:p/></draw:path><draw:path draw:style-name="gr170" draw:text-style-name="P12" svg:width="0.28cm" svg:height="0.279cm" svg:x="3.625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171" draw:text-style-name="P12" svg:width="0.167cm" svg:height="0.278cm" svg:x="4.043cm" svg:y="0.089cm" svg:viewBox="0 0 168 279" svg:d="M32 246c16-13 30-27 46-42 65-57 90-80 90-122 0-48-37-82-89-82-48 0-79 38-79 77 0 23 22 23 23 23 7 0 21-5 21-22 0-12-7-23-21-23-4 0-5 0-6 1 9-27 32-43 56-43 39 0 57 34 57 69 0 33-21 67-44 93-27 29-54 59-81 88-5 5-5 6-5 16 53 0 104 0 157 0 4-24 7-48 11-72-4 0-6 0-10 0-2 13-6 30-9 37-4 2-31 2-40 2-25 0-51 0-77 0z"><text:p/></draw:path><draw:path draw:style-name="gr172" draw:text-style-name="P12" svg:width="0.177cm" svg:height="0.287cm" svg:x="4.25cm" svg:y="0.089cm" svg:viewBox="0 0 178 288" svg:d="M178 145c0-33-3-67-17-98-19-40-54-47-72-47-25 0-57 11-73 50-14 29-16 62-16 95s1 70 19 101c18 34 49 42 70 42 23 0 55-8 73-48 13-28 16-61 16-95zM89 279c-17 0-42-10-49-49-5-26-5-64-5-89 0-27 0-54 3-77 9-51 40-54 51-54 13 0 42 7 49 49 5 23 5 55 5 82 0 31 0 60-5 87-6 39-30 51-49 51z"><text:p/></draw:path></draw:g></draw:g></text:p>
      <text:p text:style-name="P10">1. Factoriser par <draw:g text:anchor-type="as-char" svg:y="-0.189cm" draw:z-index="13" draw:style-name="gr1"><svg:title>TexMaths</svg:title><svg:desc>12§display§a§svg§600§FALSE§</svg:desc><draw:g draw:style-name="gr2"><draw:path draw:style-name="gr154" draw:text-style-name="P11" svg:width="0.163cm" svg:height="0.144cm" svg:x="0.006cm" svg:y="0.022cm" svg:viewBox="0 0 164 145" svg:d="M0 0c55 0 109 0 164 0 0 48 0 97 0 145-55 0-109 0-164 0 0-48 0-97 0-145z"><text:p/></draw:path><draw:path draw:style-name="gr155" draw:text-style-name="P12" svg:width="0.19cm" svg:height="0.188cm" svg:x="0.001cm" svg:y="0cm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</draw:g></text:p>
      <text:p text:style-name="P3"><draw:g text:anchor-type="as-char" svg:y="-0.369cm" draw:z-index="14" draw:style-name="gr1"><svg:title>TexMaths</svg:title><svg:desc>12§display§f(x)=-5x^2 -20x+20 \Longleftrightarrow -5(x^2+4x-4)§svg§600§FALSE§</svg:desc><draw:g draw:style-name="gr2"><draw:path draw:style-name="gr124" draw:text-style-name="P11" svg:width="8.379cm" svg:height="0.43cm" svg:x="0.001cm" svg:y="0.023cm" svg:viewBox="0 0 8380 431" svg:d="M4191 431c-1397 0-2794 0-4191 0 0-144 0-287 0-431 2794 0 5586 0 8380 0 0 144 0 287 0 431-1397 0-2794 0-4189 0z"><text:p/></draw:path><draw:path draw:style-name="gr125" draw:text-style-name="P12" svg:width="0.209cm" svg:height="0.381cm" svg:x="0.002cm" svg:y="0.074cm" svg:viewBox="0 0 210 382" svg:d="M132 128c12 0 24 0 36 0 8 0 13 0 13-8 0-5-5-5-12-5-12 0-23 0-35 0 4-17 6-32 10-48 1-8 7-38 10-44 3-7 10-13 20-13 1 0 12 0 20 7-19 1-22 15-22 23 0 9 7 14 15 14 11 0 23-10 23-25 0-19-19-29-36-29-14 0-41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126" draw:text-style-name="P12" svg:width="0.096cm" svg:height="0.419cm" svg:x="0.273cm" svg:y="0.055cm" svg:viewBox="0 0 97 420" svg:d="M97 416c0-2 0-2-7-9-52-54-66-133-66-197 0-73 17-146 68-199 5-5 5-5 5-6 0-4-1-5-3-5-5 0-42 29-68 82-21 46-26 93-26 128 0 34 5 83 28 131 25 52 61 79 66 79 2 0 3-1 3-4z"><text:p/></draw:path><draw:path draw:style-name="gr127" draw:text-style-name="P12" svg:width="0.209cm" svg:height="0.19cm" svg:x="0.408cm" svg:y="0.184cm" svg:viewBox="0 0 210 191" svg:d="M128 59c3-11 12-49 42-49 3 0 12 0 22 4-12 3-20 14-20 23 0 7 4 16 15 16 10 0 23-9 23-25 0-22-25-28-40-28-24 0-38 23-44 32-10-27-32-32-46-32-43 0-67 54-67 65 0 5 4 5 5 5 4 0 5-2 6-5 14-45 42-55 56-55 8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128" draw:text-style-name="P12" svg:width="0.096cm" svg:height="0.419cm" svg:x="0.661cm" svg:y="0.055cm" svg:viewBox="0 0 97 420" svg:d="M97 210c0-32-5-83-27-131-26-51-62-79-66-79-3 0-4 1-4 5 0 1 0 1 7 9 42 41 66 108 66 196 0 71-15 145-68 198-5 6-5 6-5 8s1 4 4 4c4 0 42-29 67-83 21-45 26-91 26-127z"><text:p/></draw:path><draw:path draw:style-name="gr129" draw:text-style-name="P12" svg:width="0.279cm" svg:height="0.097cm" svg:x="0.942cm" svg:y="0.215cm" svg:viewBox="0 0 280 98" svg:d="M265 17c7 0 15 0 15-9 0-8-8-8-14-8-84 0-169 0-253 0-6 0-13 0-13 8 0 9 7 9 14 9 84 0 167 0 251 0zM266 98c6 0 14 0 14-8s-8-8-15-8c-84 0-167 0-251 0-7 0-14 0-14 8s7 8 13 8c84 0 169 0 253 0z"><text:p/></draw:path><draw:path draw:style-name="gr130" draw:text-style-name="P12" svg:width="0.257cm" svg:height="0.016cm" svg:x="1.398cm" svg:y="0.256cm" svg:viewBox="0 0 258 17" svg:d="M242 17c8 0 16 0 16-9 0-8-8-8-16-8-75 0-152 0-228 0-7 0-14 0-14 8 0 9 7 9 14 9 76 0 153 0 228 0z"><text:p/></draw:path><draw:path draw:style-name="gr131" draw:text-style-name="P12" svg:width="0.167cm" svg:height="0.288cm" svg:x="1.712cm" svg:y="0.09cm" svg:viewBox="0 0 168 289" svg:d="M168 197c0-50-35-93-80-93-21 0-39 6-53 22 0-28 0-55 0-83 8 3 21 6 35 6 52 0 81-38 81-44 0-3-1-5-3-5s-2 0-4 2c-8 4-29 12-58 12-16 0-36-3-56-12-2-1-4-1-5-1-3 0-3 4-3 10 0 42 0 83 0 125 0 7 0 11 6 11 2 0 3-2 4-4 5-7 21-30 56-30 21 0 32 20 34 28 8 15 9 32 9 52 0 15 0 40-11 58-10 16-25 26-44 26-32 0-56-22-63-45 1 0 3 0 7 0 15 0 22-11 22-21s-7-20-22-20c-6 0-20 2-20 23 0 36 29 75 76 75 49 0 92-39 92-92z"><text:p/></draw:path><draw:path draw:style-name="gr132" draw:text-style-name="P12" svg:width="0.209cm" svg:height="0.19cm" svg:x="1.914cm" svg:y="0.184cm" svg:viewBox="0 0 210 191" svg:d="M128 59c3-11 12-49 42-49 3 0 12 0 22 4-12 3-20 14-20 23 0 7 4 16 15 16 10 0 23-9 23-25 0-22-25-28-40-28-24 0-38 23-43 32-11-27-33-32-45-32-45 0-69 54-69 65 0 5 4 3 5 5 4 0 5-2 6-5 14-45 42-55 56-55 9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133" draw:text-style-name="P12" svg:width="0.13cm" svg:height="0.195cm" svg:x="2.161cm" svg:y="0.001cm" svg:viewBox="0 0 131 196" svg:d="M131 143c-4 0-6 0-10 0-1 6-5 23-8 26-3 2-25 2-29 2-18 0-36 0-54 0 30-27 41-35 59-50 21-17 42-36 42-63 0-36-31-58-70-58-36 0-61 26-61 53 0 15 13 17 16 17 7 0 15-5 15-16 0-6-1-16-17-16 9-21 29-27 44-27 28 0 44 23 44 47 0 25-18 45-28 56-24 23-46 47-70 71-4 2-4 2-4 11 41 0 82 0 122 0 3-18 6-36 9-53z"><text:p/></draw:path><draw:path draw:style-name="gr134" draw:text-style-name="P12" svg:width="0.256cm" svg:height="0.016cm" svg:x="2.461cm" svg:y="0.256cm" svg:viewBox="0 0 257 17" svg:d="M242 17c8 0 15 0 15-9 0-8-7-8-15-8-75 0-152 0-228 0-7 0-14 0-14 8 0 9 7 9 14 9 76 0 153 0 228 0z"><text:p/></draw:path><draw:path draw:style-name="gr135" draw:text-style-name="P12" svg:width="0.167cm" svg:height="0.279cm" svg:x="2.869cm" svg:y="0.09cm" svg:viewBox="0 0 168 280" svg:d="M32 249c15-15 30-29 45-44 66-57 91-80 91-122 0-48-38-83-90-83-47 0-78 40-78 77 0 24 20 24 22 24 7 0 21-6 21-23 0-11-7-22-21-22-4 0-5 0-6 0 9-27 32-43 57-43 39 0 57 35 57 70 0 33-22 66-45 92-27 30-54 60-81 89-4 5-4 6-4 16 52 0 104 0 156 0 4-24 8-48 12-72-4 0-7 0-11 0-2 13-5 31-9 37-3 4-30 4-40 4-25 0-50 0-76 0z"><text:p/></draw:path><draw:path draw:style-name="gr136" draw:text-style-name="P12" svg:width="0.177cm" svg:height="0.288cm" svg:x="3.074cm" svg:y="0.09cm" svg:viewBox="0 0 178 289" svg:d="M178 147c0-34-2-68-17-99-19-41-54-48-71-48-26 0-56 12-74 50-14 29-16 63-16 97 0 31 2 69 19 100 18 34 49 42 70 42 23 0 55-9 73-48 14-28 16-61 16-94zM89 280c-17 0-41-11-49-49-4-26-4-65-4-89 0-28 0-56 2-78 9-51 40-54 51-54 14 0 42 7 50 49 4 24 4 56 4 83 0 31 0 60-5 86-6 40-30 52-49 52z"><text:p/></draw:path><draw:path draw:style-name="gr137" draw:text-style-name="P12" svg:width="0.209cm" svg:height="0.19cm" svg:x="3.282cm" svg:y="0.184cm" svg:viewBox="0 0 210 191" svg:d="M128 59c3-11 12-49 42-49 2 0 12 0 21 4-12 3-21 14-21 23 0 7 5 16 17 16 9 0 23-9 23-25 0-22-25-28-40-28-25 0-39 23-44 32-11-27-34-32-46-32-44 0-68 54-68 65 0 5 5 5 6 5 2 0 5-2 5-5 14-45 42-55 56-55 9 0 23 3 23 27 0 13-7 42-23 101-6 27-21 43-39 43-3 0-12 0-22-4 11-3 20-11 20-23s-9-16-15-16c-13 0-23 12-23 25 0 20 20 28 40 28 27 0 42-30 43-32 6 15 20 32 45 32 45 0 69-54 69-65 0-5-4-5-6-5-4 0-4 3-5 5-14 46-43 55-56 55-17 0-23-13-23-27 0-10 2-18 7-38 5-19 10-38 14-57z"><text:p/></draw:path><draw:path draw:style-name="gr138" draw:text-style-name="P12" svg:width="0.28cm" svg:height="0.278cm" svg:x="3.627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39" draw:text-style-name="P12" svg:width="0.168cm" svg:height="0.279cm" svg:x="4.046cm" svg:y="0.09cm" svg:viewBox="0 0 169 280" svg:d="M32 249c16-15 30-29 46-44 65-57 91-80 91-122 0-48-38-83-90-83-48 0-79 40-79 77 0 24 22 24 23 24 7 0 21-6 21-23 0-11-7-22-21-22-4 0-5 0-6 0 9-27 32-43 56-43 39 0 58 35 58 70 0 33-22 66-45 92-27 30-54 60-81 89-5 5-5 6-5 16 53 0 104 0 157 0 4-24 9-48 12-72-3 0-7 0-11 0-2 13-4 31-9 37-3 4-31 4-40 4-25 0-51 0-77 0z"><text:p/></draw:path><draw:path draw:style-name="gr140" draw:text-style-name="P12" svg:width="0.177cm" svg:height="0.288cm" svg:x="4.251cm" svg:y="0.09cm" svg:viewBox="0 0 178 289" svg:d="M178 147c0-34-3-68-17-99-19-41-54-48-72-48-25 0-55 12-73 50-14 29-16 63-16 97 0 31 2 69 19 100 18 34 49 42 70 42 23 0 55-9 73-48 13-28 16-61 16-94zM89 280c-17 0-41-11-49-49-5-26-5-65-5-89 0-28 0-56 3-78 9-51 40-54 51-54 14 0 42 7 49 49 5 24 5 56 5 83 0 31 0 60-5 86-6 40-30 52-49 52z"><text:p/></draw:path><draw:path draw:style-name="gr141" draw:text-style-name="P12" svg:width="0.375cm" svg:height="0.231cm" svg:x="4.586cm" svg:y="0.15cm" svg:viewBox="0 0 376 232" svg:d="M360 165c7 0 16 0 16-9 0-8-9-8-16-8-89 0-179 0-268 0-18-15-39-26-54-33 16-6 36-17 54-32 89 0 179 0 268 0 7 0 16 0 16-9 0-8-9-8-16-8-83 0-166 0-248 0 19-19 42-56 42-61s-6-5-9-5-6 0-8 4c-9 15-21 38-48 62-29 25-58 37-79 43-8 3-8 4-9 4-1 1-1 1-1 2s0 3 1 4h1c2 1 2 1 10 3 56 17 98 56 122 100 5 10 5 10 11 10 3 0 9 0 9-5 0-6-22-42-42-62 82 0 165 0 248 0z"><text:p/></draw:path><draw:path draw:style-name="gr142" draw:text-style-name="P12" svg:width="0.373cm" svg:height="0.231cm" svg:x="4.938cm" svg:y="0.15cm" svg:viewBox="0 0 374 232" svg:d="M283 83c18 15 39 26 53 32-16 7-36 18-53 33-89 0-179 0-267 0-8 0-16 0-16 8 0 9 7 9 14 9 83 0 167 0 250 0-20 20-42 56-42 62 0 5 5 5 7 5 4 0 7 0 9-4 9-15 20-38 48-62 28-27 57-38 79-44 7-2 6-2 8-3 1-1 1-3 1-4s0-1 0-2h-1c-1-1-1-1-9-4-58-17-100-55-123-101-5-8-6-8-12-8-2 0-7 0-7 5s22 42 42 61c-83 0-167 0-250 0-7 0-14 0-14 8 0 9 8 9 16 9 88 0 178 0 267 0z"><text:p/></draw:path><draw:path draw:style-name="gr143" draw:text-style-name="P12" svg:width="0.257cm" svg:height="0.016cm" svg:x="5.489cm" svg:y="0.256cm" svg:viewBox="0 0 258 17" svg:d="M242 17c8 0 16 0 16-9 0-8-8-8-16-8-75 0-152 0-228 0-7 0-14 0-14 8 0 9 7 9 14 9 76 0 153 0 228 0z"><text:p/></draw:path><draw:path draw:style-name="gr144" draw:text-style-name="P12" svg:width="0.167cm" svg:height="0.288cm" svg:x="5.803cm" svg:y="0.09cm" svg:viewBox="0 0 168 289" svg:d="M168 197c0-50-35-93-80-93-21 0-39 6-54 22 0-28 0-55 0-83 8 3 22 6 36 6 51 0 81-38 81-44 0-3-1-5-3-5s-2 0-4 2c-8 4-29 12-58 12-16 0-36-3-56-12-4-1-4-1-5-1-3 0-3 4-3 10 0 42 0 83 0 125 0 7 0 11 4 11s5-2 6-4c5-7 21-30 54-30 23 0 33 20 36 28 8 15 9 32 9 52 0 15 0 40-11 58-10 16-25 26-46 26-30 0-54-22-61-45 1 0 3 0 7 0 14 0 21-11 21-21s-7-20-21-20c-6 0-20 2-20 23 0 36 29 75 76 75 49 0 92-39 92-92z"><text:p/></draw:path><draw:path draw:style-name="gr145" draw:text-style-name="P12" svg:width="0.096cm" svg:height="0.419cm" svg:x="6.035cm" svg:y="0.055cm" svg:viewBox="0 0 97 420" svg:d="M97 416c0-2 0-2-7-9-53-54-66-133-66-197 0-73 16-146 67-199 6-5 6-5 6-6 0-4-1-5-3-5-5 0-44 29-68 82-21 46-26 93-26 128 0 34 4 83 28 131 25 52 61 79 66 79 2 0 3-1 3-4z"><text:p/></draw:path><draw:path draw:style-name="gr146" draw:text-style-name="P12" svg:width="0.209cm" svg:height="0.19cm" svg:x="6.169cm" svg:y="0.184cm" svg:viewBox="0 0 210 191" svg:d="M128 59c3-11 12-49 42-49 2 0 12 0 21 4-12 3-21 14-21 23 0 7 5 16 17 16 9 0 23-9 23-25 0-22-25-28-40-28-24 0-39 23-44 32-11-27-34-32-46-32-43 0-68 54-68 65 0 5 5 5 6 5 4 0 5-2 5-5 14-45 42-55 56-55 9 0 23 3 23 27 0 13-7 42-23 101-6 27-21 43-39 43-3 0-12 0-22-4 11-3 20-11 20-23s-9-16-15-16c-13 0-23 12-23 25 0 20 20 28 40 28 27 0 42-30 44-32 5 15 19 32 44 32 45 0 69-54 69-65 0-5-4-5-6-5-4 0-4 3-5 5-14 46-43 55-56 55-17 0-23-13-23-27 0-10 2-18 7-38 5-19 10-38 14-57z"><text:p/></draw:path><draw:path draw:style-name="gr147" draw:text-style-name="P12" svg:width="0.129cm" svg:height="0.195cm" svg:x="6.416cm" svg:y="0.001cm" svg:viewBox="0 0 130 196" svg:d="M130 143c-4 0-6 0-10 0-1 6-4 23-7 26-3 2-25 2-30 2-18 0-36 0-54 0 31-27 42-35 59-50 21-17 42-36 42-63 0-36-32-58-69-58s-61 26-61 53c0 15 12 17 16 17 7 0 15-5 15-16 0-6-2-16-18-16 10-21 30-27 43-27 30 0 46 23 46 47 0 25-19 45-29 56-24 23-47 47-71 71-2 2-2 2-2 11 41 0 80 0 121 0 3-18 6-36 9-53z"><text:p/></draw:path><draw:path draw:style-name="gr148" draw:text-style-name="P12" svg:width="0.279cm" svg:height="0.278cm" svg:x="6.704cm" svg:y="0.125cm" svg:viewBox="0 0 280 279" svg:d="M149 148c39 0 78 0 117 0 6 0 14 0 14-9 0-8-8-8-14-8-39 0-78 0-117 0 0-40 0-78 0-118 0-6 0-13-9-13-8 0-8 7-8 13 0 40 0 78 0 118-40 0-79 0-119 0-6 0-13 0-13 8 0 9 7 9 13 9 40 0 79 0 119 0 0 39 0 79 0 117 0 6 0 14 8 14 9 0 9-8 9-14 0-38 0-78 0-117z"><text:p/></draw:path><draw:path draw:style-name="gr149" draw:text-style-name="P12" svg:width="0.186cm" svg:height="0.282cm" svg:x="7.114cm" svg:y="0.085cm" svg:viewBox="0 0 187 283" svg:d="M113 215c0 12 0 24 0 37s-1 18-33 18c-2 0-6 0-8 0 0 5 0 10 0 13 17-1 38-1 56-1s40 0 58 1c0-3 0-8 0-13-4 0-6 0-10 0-31 0-31-5-31-18s0-25 0-37c15 0 28 0 42 0 0-5 0-10 0-13-14 0-27 0-42 0 0-64 0-128 0-191 0-9 0-11-7-11-4 0-5 0-8 5-44 66-87 131-130 197 0 3 0 8 0 13 37 0 76 0 113 0zM115 202c-35 0-68 0-103 0 35-53 68-106 103-158 0 52 0 105 0 158z"><text:p/></draw:path><draw:path draw:style-name="gr150" draw:text-style-name="P12" svg:width="0.209cm" svg:height="0.19cm" svg:x="7.325cm" svg:y="0.184cm" svg:viewBox="0 0 210 191" svg:d="M130 59c2-11 12-49 40-49 3 0 12 0 22 4-12 3-20 14-20 23 0 7 4 16 15 16 10 0 23-9 23-25 0-22-24-28-38-28-26 0-40 23-45 32-11-27-33-32-45-32-45 0-69 54-69 65 0 5 4 3 5 5 4 0 5-2 6-5 14-45 42-55 56-55 9 0 23 3 23 27 0 13-7 42-23 101-7 27-21 43-39 43-3 0-12 0-22-4 11-3 21-11 21-23s-10-16-16-16c-13 0-24 12-24 25 0 20 22 28 40 28 28 0 43-30 44-32 5 15 20 32 46 32 43 0 67-54 67-65 0-5-4-5-5-5-4 0-5 3-5 5-14 46-43 55-56 55-17 0-23-13-23-27 0-10 2-18 7-38 5-19 10-38 15-57z"><text:p/></draw:path><draw:path draw:style-name="gr151" draw:text-style-name="P12" svg:width="0.257cm" svg:height="0.016cm" svg:x="7.682cm" svg:y="0.256cm" svg:viewBox="0 0 258 17" svg:d="M244 17c7 0 14 0 14-9 0-8-7-8-14-8-76 0-153 0-228 0-8 0-16 0-16 8 0 9 8 9 16 9 75 0 152 0 228 0z"><text:p/></draw:path><draw:path draw:style-name="gr152" draw:text-style-name="P12" svg:width="0.186cm" svg:height="0.282cm" svg:x="8.081cm" svg:y="0.085cm" svg:viewBox="0 0 187 283" svg:d="M113 215c0 12 0 24 0 37s-1 18-33 18c-2 0-6 0-8 0 0 5 0 10 0 13 17-1 38-1 56-1s41 0 58 1c0-3 0-8 0-13-2 0-6 0-8 0-32 0-33-5-33-18s0-25 0-37c15 0 28 0 42 0 0-5 0-10 0-13-14 0-27 0-42 0 0-64 0-128 0-191 0-9 0-11-7-11-4 0-5 0-8 5-44 66-87 131-130 197 0 3 0 8 0 13 37 0 76 0 113 0zM115 202c-35 0-68 0-103 0 35-53 68-106 103-158 0 52 0 105 0 158z"><text:p/></draw:path><draw:path draw:style-name="gr153" draw:text-style-name="P12" svg:width="0.097cm" svg:height="0.419cm" svg:x="8.304cm" svg:y="0.055cm" svg:viewBox="0 0 98 420" svg:d="M98 210c0-32-4-83-27-131-27-51-63-79-66-79s-5 1-5 5c0 1 0 1 8 9 41 41 65 108 65 196 0 71-15 145-67 198-6 6-6 6-6 8s2 4 5 4 42-29 67-83c22-45 26-91 26-127z"><text:p/></draw:path></draw:g></draw:g></text:p>
      <text:p text:style-name="P3">2. Utiliser la complétion du carré</text:p>
      <text:p text:style-name="P4"><draw:g text:anchor-type="as-char" svg:y="-0.564cm" draw:z-index="15" draw:style-name="gr1"><svg:title>TexMaths</svg:title><svg:desc>12§display§ -5(x^2+\textcolor{red}{4}x\textcolor{green}{-4}) \Longleftrightarrow -5[(x+\frac{\textcolor{red}{4}}{2})^2 - (\frac{\textcolor{red}{4}}{2})^2 \textcolor{green}{-4}] §svg§600§FALSE§</svg:desc><draw:g draw:style-name="gr2"><draw:path draw:style-name="gr89" draw:text-style-name="P11" svg:width="7.957cm" svg:height="0.814cm" svg:x="0.001cm" svg:y="0.023cm" svg:viewBox="0 0 7958 815" svg:d="M3980 815c-1327 0-2653 0-3980 0 0-271 0-544 0-815 2653 0 5305 0 7958 0 0 271 0 544 0 815-1326 0-2652 0-3978 0z"><text:p/></draw:path><draw:path draw:style-name="gr90" draw:text-style-name="P12" svg:width="0.257cm" svg:height="0.016cm" svg:x="0.014cm" svg:y="0.455cm" svg:viewBox="0 0 258 17" svg:d="M244 17c7 0 14 0 14-9 0-8-7-8-14-8-76 0-153 0-228 0-8 0-16 0-16 8 0 9 8 9 16 9 75 0 152 0 228 0z"><text:p/></draw:path><draw:path draw:style-name="gr91" draw:text-style-name="P12" svg:width="0.167cm" svg:height="0.289cm" svg:x="0.328cm" svg:y="0.29cm" svg:viewBox="0 0 168 290" svg:d="M168 197c0-51-34-93-79-93-21 0-39 6-54 22 0-28 0-55 0-83 8 3 23 6 36 6 51 0 81-38 81-44 0-3-1-5-4-5-2 0-2 0-4 1-8 5-29 13-58 13-16 0-36-3-55-12-3-1-3-1-5-1-4 0-4 4-4 10 0 42 0 83 0 125 0 7 0 10 6 10 2 0 3-1 6-3 3-7 19-30 54-30 21 0 32 20 36 27 6 16 7 33 7 53 0 15 0 40-10 58-11 17-26 27-45 27-32 0-56-22-63-46 1 0 3 0 7 0 15 0 22-11 22-21 0-11-7-20-22-20-6 0-20 2-20 23 0 36 29 76 77 76s91-40 91-93z"><text:p/></draw:path><draw:path draw:style-name="gr92" draw:text-style-name="P12" svg:width="0.097cm" svg:height="0.42cm" svg:x="0.56cm" svg:y="0.256cm" svg:viewBox="0 0 98 421" svg:d="M98 416c0-1 0-1-7-8-53-54-67-133-67-198 0-73 17-146 68-199 6-5 6-5 6-7 0-3-2-4-4-4-4 0-42 29-68 82-21 46-26 93-26 128 0 34 5 84 28 132 25 52 62 79 66 79 2 0 4-1 4-5z"><text:p/></draw:path><draw:path draw:style-name="gr93" draw:text-style-name="P12" svg:width="0.209cm" svg:height="0.19cm" svg:x="0.694cm" svg:y="0.385cm" svg:viewBox="0 0 210 191" svg:d="M128 59c3-11 12-49 42-49 3 0 12 0 22 4-12 3-20 14-20 23 0 7 4 16 15 16 10 0 23-9 23-25 0-22-25-28-40-28-24 0-38 23-43 32-11-27-33-32-45-32-45 0-69 54-69 65 0 5 4 5 5 5 4 0 5-2 6-5 14-45 42-55 56-55 9 0 23 3 23 27 0 13-7 42-23 101-7 26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94" draw:text-style-name="P12" svg:width="0.13cm" svg:height="0.195cm" svg:x="0.942cm" svg:y="0.201cm" svg:viewBox="0 0 131 196" svg:d="M131 143c-4 0-6 0-10 0-1 6-5 23-8 26-3 1-25 1-29 1-18 0-36 0-54 0 30-26 41-34 59-49 21-17 42-36 42-63 0-36-31-58-70-58-36 0-61 26-61 53 0 15 13 17 16 17 7 0 15-5 15-16 0-6-1-16-17-16 9-21 29-27 44-27 28 0 44 23 44 47 0 25-18 45-28 56-24 24-46 47-70 71-4 2-4 2-4 11 41 0 82 0 122 0 3-18 6-36 9-53z"><text:p/></draw:path><draw:path draw:style-name="gr95" draw:text-style-name="P12" svg:width="0.28cm" svg:height="0.279cm" svg:x="1.23cm" svg:y="0.326cm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96" draw:text-style-name="P13" svg:width="0.185cm" svg:height="0.283cm" svg:x="1.64cm" svg:y="0.287cm" svg:viewBox="0 0 186 284" svg:d="M112 215c0 12 0 24 0 37 0 14-2 19-33 19-2 0-6 0-8 0 0 4 0 9 0 13 17-1 39-1 57-1 17 0 40 0 57 1 0-4 0-9 0-13-3 0-6 0-9 0-31 0-32-5-32-19 0-13 0-25 0-37 14 0 28 0 42 0 0-5 0-10 0-13-14 0-28 0-42 0 0-64 0-128 0-191 0-9 0-11-6-11-5 0-6 0-8 5-44 66-87 131-130 197 0 3 0 8 0 13 37 0 74 0 112 0zM114 202c-34 0-68 0-102 0 34-53 68-105 102-158 0 53 0 105 0 158z"><text:p/></draw:path><draw:path draw:style-name="gr97" draw:text-style-name="P12" svg:width="0.209cm" svg:height="0.19cm" svg:x="1.851cm" svg:y="0.385cm" svg:viewBox="0 0 210 191" svg:d="M128 59c3-11 12-49 42-49 2 0 12 0 21 4-12 3-21 14-21 23 0 7 5 16 17 16 9 0 23-9 23-25 0-22-25-28-40-28-24 0-39 23-44 32-11-27-34-32-46-32-43 0-67 54-67 65 0 5 4 5 5 5 4 0 5-2 5-5 14-45 43-55 57-55 8 0 22 3 22 27 0 13-6 42-22 101-7 26-21 43-40 43-3 0-12 0-21-5 10-2 19-10 19-22s-9-16-15-16c-12 0-23 12-23 25 0 19 20 28 40 28 27 0 43-30 44-33 5 16 20 33 46 33 43 0 67-54 67-65 0-5-4-5-5-5-5 0-5 3-6 5-14 46-42 55-56 55-16 0-23-13-23-27 0-10 2-18 7-38 5-19 10-38 14-57z"><text:p/></draw:path><draw:path draw:style-name="gr98" draw:text-style-name="P14" svg:width="0.256cm" svg:height="0.016cm" svg:x="2.115cm" svg:y="0.455cm" svg:viewBox="0 0 257 17" svg:d="M242 17c8 0 15 0 15-9 0-8-7-8-15-8-75 0-152 0-228 0-7 0-14 0-14 8 0 9 7 9 14 9 76 0 153 0 228 0z"><text:p/></draw:path><draw:path draw:style-name="gr99" draw:text-style-name="P14" svg:width="0.185cm" svg:height="0.283cm" svg:x="2.42cm" svg:y="0.287cm" svg:viewBox="0 0 186 284" svg:d="M112 215c0 12 0 24 0 37 0 14-2 19-33 19-2 0-6 0-8 0 0 4 0 9 0 13 17-1 38-1 56-1 17 0 41 0 58 1 0-4 0-9 0-13-3 0-6 0-9 0-31 0-32-5-32-19 0-13 0-25 0-37 14 0 28 0 42 0 0-5 0-10 0-13-14 0-28 0-42 0 0-64 0-128 0-191 0-9 0-11-7-11-4 0-5 0-9 5-43 66-85 131-128 197 0 3 0 8 0 13 37 0 74 0 112 0zM114 202c-35 0-68 0-103 0 35-53 68-105 103-158 0 53 0 105 0 158z"><text:p/></draw:path><draw:path draw:style-name="gr100" draw:text-style-name="P12" svg:width="0.097cm" svg:height="0.42cm" svg:x="2.642cm" svg:y="0.256cm" svg:viewBox="0 0 98 421" svg:d="M98 210c0-32-4-83-27-131-25-51-63-79-66-79s-5 1-5 4c0 2 0 2 8 10 42 41 66 108 66 196 0 72-15 146-68 199-6 6-6 6-6 7 0 3 2 5 5 5s42-29 67-83c22-45 26-92 26-128z"><text:p/></draw:path><draw:path draw:style-name="gr101" draw:text-style-name="P12" svg:width="0.373cm" svg:height="0.231cm" svg:x="2.923cm" svg:y="0.35cm" svg:viewBox="0 0 374 232" svg:d="M360 164c7 0 14 0 14-8s-7-8-14-8c-89 0-179 0-268 0-18-15-39-26-54-33 16-6 36-17 54-32 89 0 179 0 268 0 7 0 14 0 14-9 0-8-7-8-14-8-83 0-167 0-250 0 21-19 44-56 44-61s-6-5-9-5-6 0-8 4c-9 15-21 38-48 62-29 25-58 37-79 43-8 3-8 4-9 4-1 1-1 1-1 2s0 3 1 4h1c0 1 2 1 9 3 57 17 99 56 123 101 5 9 5 9 11 9 3 0 9 0 9-5 0-6-22-42-44-63 83 0 167 0 250 0z"><text:p/></draw:path><draw:path draw:style-name="gr102" draw:text-style-name="P12" svg:width="0.373cm" svg:height="0.231cm" svg:x="3.274cm" svg:y="0.35cm" svg:viewBox="0 0 374 232" svg:d="M283 83c17 15 39 26 53 32-16 7-36 18-53 33-90 0-179 0-269 0-7 0-14 0-14 8s7 8 14 8c83 0 167 0 250 0-20 21-42 57-42 63 0 5 5 5 7 5 4 0 7 0 9-4 8-16 20-38 48-62 28-27 57-38 79-44 7-2 7-3 8-3 1-1 1-3 1-4s0-1 0-2c-1 0-1 0-2 0 0-1-1-1-8-4-58-17-100-55-124-101-4-8-5-8-11-8-2 0-7 0-7 5s22 42 42 61c-83 0-167 0-250 0-7 0-14 0-14 8 0 9 7 9 14 9 90 0 179 0 269 0z"><text:p/></draw:path><draw:path draw:style-name="gr103" draw:text-style-name="P12" svg:width="0.256cm" svg:height="0.016cm" svg:x="3.825cm" svg:y="0.455cm" svg:viewBox="0 0 257 17" svg:d="M242 17c8 0 15 0 15-9 0-8-7-8-15-8-75 0-152 0-228 0-7 0-14 0-14 8 0 9 7 9 14 9 76 0 153 0 228 0z"><text:p/></draw:path><draw:path draw:style-name="gr104" draw:text-style-name="P12" svg:width="0.168cm" svg:height="0.289cm" svg:x="4.137cm" svg:y="0.29cm" svg:viewBox="0 0 169 290" svg:d="M169 197c0-51-35-93-80-93-21 0-39 6-54 22 0-28 0-55 0-83 8 3 23 6 36 6 51 0 81-38 81-44 0-3-1-5-4-5-2 0-2 0-3 1-8 5-30 13-57 13-17 0-36-3-57-12-3-1-3-1-5-1-4 0-4 4-4 10 0 42 0 83 0 125 0 7 0 10 6 10 3 0 3-1 6-3 4-7 20-30 54-30 21 0 32 20 36 27 7 16 7 33 7 53 0 15 0 40-10 58-11 17-26 27-45 27-30 0-54-22-62-46 2 0 3 0 8 0 13 0 20-11 20-21 0-11-7-20-20-20-6 0-22 2-22 23 0 36 30 76 77 76 49 0 92-40 92-93z"><text:p/></draw:path><draw:path draw:style-name="gr105" draw:text-style-name="P12" svg:width="0.057cm" svg:height="0.42cm" svg:x="4.377cm" svg:y="0.256cm" svg:viewBox="0 0 58 421" svg:d="M58 421c0-6 0-12 0-17-14 0-28 0-41 0 0-129 0-258 0-387 13 0 27 0 41 0 0-6 0-11 0-17-20 0-39 0-58 0 0 140 0 281 0 421 19 0 38 0 58 0z"><text:p/></draw:path><draw:path draw:style-name="gr106" draw:text-style-name="P12" svg:width="0.096cm" svg:height="0.42cm" svg:x="4.486cm" svg:y="0.256cm" svg:viewBox="0 0 97 421" svg:d="M97 416c0-1 0-1-7-8-52-54-66-133-66-198 0-73 17-146 68-199 5-5 5-5 5-7 0-3-1-4-3-4-5 0-42 29-68 82-21 46-26 93-26 128 0 34 5 84 28 132 25 52 61 79 66 79 2 0 3-1 3-5z"><text:p/></draw:path><draw:path draw:style-name="gr107" draw:text-style-name="P12" svg:width="0.209cm" svg:height="0.19cm" svg:x="4.621cm" svg:y="0.385cm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6-15-16c-12 0-23 12-23 25 0 19 22 28 40 28 27 0 43-30 44-33 5 16 20 33 46 33 43 0 67-54 67-65 0-5-4-5-5-5-4 0-5 3-6 5-13 46-42 55-55 55-17 0-24-13-24-27 0-10 2-18 7-38 5-19 10-38 14-57z"><text:p/></draw:path><draw:path draw:style-name="gr108" draw:text-style-name="P12" svg:width="0.28cm" svg:height="0.279cm" svg:x="4.966cm" svg:y="0.326cm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109" draw:text-style-name="P13" svg:width="0.186cm" svg:height="0.285cm" svg:x="5.427cm" svg:y="0cm" svg:viewBox="0 0 187 286" svg:d="M113 216c0 12 0 24 0 36 0 16-1 20-33 20-3 0-6 0-9 0 0 4 0 9 0 14 18-2 39-2 57-2s40 0 58 2c0-5 0-10 0-14-4 0-6 0-10 0-31 0-31-4-31-20 0-12 0-24 0-36 15 0 28 0 42 0 0-5 0-10 0-13-14 0-27 0-42 0 0-64 0-129 0-192 0-9 0-11-7-11-4 0-5 0-8 5-44 66-87 132-130 198 0 3 0 8 0 13 37 0 76 0 113 0zM115 203c-35 0-68 0-103 0 35-53 68-105 103-157 0 52 0 104 0 157z"><text:p/></draw:path><draw:path draw:style-name="gr110" draw:text-style-name="P12" svg:width="0.21cm" svg:height="0.016cm" svg:x="5.415cm" svg:y="0.455cm" svg:viewBox="0 0 211 17" svg:d="M106 17c-35 0-71 0-106 0 0-6 0-11 0-17 71 0 140 0 211 0 0 6 0 11 0 17-35 0-71 0-105 0z"><text:p/></draw:path><draw:path draw:style-name="gr111" draw:text-style-name="P12" svg:width="0.167cm" svg:height="0.28cm" svg:x="5.437cm" svg:y="0.579cm" svg:viewBox="0 0 168 281" svg:d="M32 248c15-14 30-28 45-43 66-59 91-81 91-123 0-48-38-82-89-82-48 0-79 38-79 77 0 23 20 23 22 23 7 0 22-5 22-22 0-11-8-23-22-23-4 0-4 0-5 1 9-27 32-43 56-43 39 0 57 34 57 69 0 33-22 67-45 93-26 30-54 60-80 90-5 5-5 5-5 16 52 0 104 0 156 0 4-25 8-49 12-73-4 0-7 0-11 0-2 12-5 31-8 37-4 3-31 3-41 3-25 0-50 0-76 0z"><text:p/></draw:path><draw:path draw:style-name="gr112" draw:text-style-name="P12" svg:width="0.097cm" svg:height="0.42cm" svg:x="5.701cm" svg:y="0.256cm" svg:viewBox="0 0 98 421" svg:d="M98 210c0-32-4-83-28-131-26-51-62-79-65-79s-5 1-5 4c0 2 0 2 8 10 41 41 65 108 65 196 0 72-15 146-67 199-6 6-6 6-6 7 0 3 2 5 5 5s42-29 67-83c20-45 26-92 26-128z"><text:p/></draw:path><draw:path draw:style-name="gr113" draw:text-style-name="P12" svg:width="0.13cm" svg:height="0.195cm" svg:x="5.859cm" svg:y="0.201cm" svg:viewBox="0 0 131 196" svg:d="M131 143c-4 0-6 0-10 0-1 6-5 23-8 26-3 1-25 1-29 1-18 0-36 0-54 0 30-26 41-34 59-49 21-17 42-36 42-63 0-36-31-58-70-58-36 0-61 26-61 53 0 15 13 17 16 17 7 0 15-5 15-16 0-6-1-16-17-16 9-21 29-27 44-27 28 0 44 23 44 47 0 25-18 45-28 56-24 24-46 47-70 71-4 2-4 2-4 11 41 0 82 0 122 0 3-18 6-36 9-53z"><text:p/></draw:path><draw:path draw:style-name="gr114" draw:text-style-name="P12" svg:width="0.256cm" svg:height="0.016cm" svg:x="6.159cm" svg:y="0.455cm" svg:viewBox="0 0 257 17" svg:d="M242 17c8 0 15 0 15-9 0-8-7-8-15-8-75 0-152 0-228 0-7 0-14 0-14 8 0 9 7 9 14 9 76 0 153 0 228 0z"><text:p/></draw:path><draw:path draw:style-name="gr115" draw:text-style-name="P12" svg:width="0.096cm" svg:height="0.42cm" svg:x="6.588cm" svg:y="0.256cm" svg:viewBox="0 0 97 421" svg:d="M97 416c0-1 0-1-7-8-53-54-66-133-66-198 0-73 16-146 68-199 5-5 5-5 5-7 0-3-1-4-3-4-5 0-42 29-68 82-21 46-26 93-26 128 0 34 5 84 28 132 25 52 61 79 66 79 2 0 3-1 3-5z"><text:p/></draw:path><draw:path draw:style-name="gr116" draw:text-style-name="P13" svg:width="0.185cm" svg:height="0.285cm" svg:x="6.772cm" svg:y="0cm" svg:viewBox="0 0 186 286" svg:d="M112 216c0 12 0 24 0 36 0 16-2 20-33 20-2 0-6 0-8 0 0 4 0 9 0 14 17-2 38-2 56-2 17 0 41 0 58 2 0-5 0-10 0-14-3 0-6 0-9 0-31 0-32-4-32-20 0-12 0-24 0-36 14 0 28 0 42 0 0-5 0-10 0-13-14 0-28 0-42 0 0-64 0-129 0-192 0-9 0-11-7-11-4 0-5 0-9 5-43 66-85 132-128 198 0 3 0 8 0 13 37 0 74 0 112 0zM114 203c-35 0-68 0-103 0 35-53 68-105 103-157 0 52 0 104 0 157z"><text:p/></draw:path><draw:path draw:style-name="gr117" draw:text-style-name="P12" svg:width="0.209cm" svg:height="0.016cm" svg:x="6.76cm" svg:y="0.455cm" svg:viewBox="0 0 210 17" svg:d="M106 17c-35 0-71 0-106 0 0-6 0-11 0-17 70 0 140 0 210 0 0 6 0 11 0 17-35 0-70 0-104 0z"><text:p/></draw:path><draw:path draw:style-name="gr118" draw:text-style-name="P12" svg:width="0.168cm" svg:height="0.28cm" svg:x="6.781cm" svg:y="0.579cm" svg:viewBox="0 0 169 281" svg:d="M32 248c16-14 30-28 46-43 65-59 91-81 91-123 0-48-38-82-90-82-48 0-79 38-79 77 0 23 22 23 23 23 7 0 21-5 21-22 0-11-7-23-21-23-4 0-5 0-6 1 9-27 32-43 56-43 39 0 58 34 58 69 0 33-22 67-45 93-27 30-54 60-81 90-5 5-5 5-5 16 53 0 104 0 157 0 4-25 9-49 12-73-3 0-7 0-11 0-2 12-4 31-9 37-3 3-31 3-40 3-25 0-51 0-77 0z"><text:p/></draw:path><draw:path draw:style-name="gr119" draw:text-style-name="P12" svg:width="0.096cm" svg:height="0.42cm" svg:x="7.046cm" svg:y="0.256cm" svg:viewBox="0 0 97 421" svg:d="M97 210c0-32-5-83-27-131-26-51-62-79-66-79-3 0-4 1-4 4 0 2 0 2 7 10 42 41 66 108 66 196 0 72-15 146-68 199-5 6-5 6-5 7 0 3 1 5 4 5 4 0 42-29 67-83 21-45 26-92 26-128z"><text:p/></draw:path><draw:path draw:style-name="gr120" draw:text-style-name="P12" svg:width="0.129cm" svg:height="0.195cm" svg:x="7.204cm" svg:y="0.201cm" svg:viewBox="0 0 130 196" svg:d="M130 143c-4 0-6 0-10 0-1 6-4 23-7 26-3 1-25 1-30 1-18 0-36 0-54 0 31-26 42-34 59-49 21-17 42-36 42-63 0-36-32-58-69-58s-61 26-61 53c0 15 12 17 16 17 7 0 15-5 15-16 0-6-2-16-18-16 10-21 30-27 43-27 30 0 46 23 46 47 0 25-19 45-29 56-24 24-47 47-71 71-2 2-2 2-2 11 41 0 80 0 121 0 3-18 6-36 9-53z"><text:p/></draw:path><draw:path draw:style-name="gr121" draw:text-style-name="P14" svg:width="0.257cm" svg:height="0.016cm" svg:x="7.41cm" svg:y="0.455cm" svg:viewBox="0 0 258 17" svg:d="M242 17c8 0 16 0 16-9 0-8-8-8-16-8-75 0-152 0-228 0-7 0-14 0-14 8 0 9 7 9 14 9 76 0 153 0 228 0z"><text:p/></draw:path><draw:path draw:style-name="gr122" draw:text-style-name="P14" svg:width="0.186cm" svg:height="0.283cm" svg:x="7.714cm" svg:y="0.287cm" svg:viewBox="0 0 187 284" svg:d="M113 215c0 12 0 24 0 37 0 14-1 19-33 19-3 0-6 0-9 0 0 4 0 9 0 13 18-1 39-1 57-1s40 0 58 1c0-4 0-9 0-13-4 0-6 0-10 0-31 0-31-5-31-19 0-13 0-25 0-37 15 0 28 0 42 0 0-5 0-10 0-13-14 0-27 0-42 0 0-64 0-128 0-191 0-9 0-11-7-11-4 0-5 0-8 5-44 66-87 131-130 197 0 3 0 8 0 13 37 0 76 0 113 0zM115 202c-35 0-68 0-103 0 35-53 68-105 103-158 0 53 0 105 0 158z"><text:p/></draw:path><draw:path draw:style-name="gr123" draw:text-style-name="P12" svg:width="0.057cm" svg:height="0.42cm" svg:x="7.923cm" svg:y="0.256cm" svg:viewBox="0 0 58 421" svg:d="M58 0c-20 0-39 0-58 0 0 6 0 11 0 17 13 0 28 0 41 0 0 129 0 258 0 387-13 0-28 0-41 0 0 5 0 11 0 17 19 0 38 0 58 0 0-140 0-281 0-421z"><text:p/></draw:path></draw:g></draw:g></text:p>
      <text:p text:style-name="P5">3. Réduire</text:p>
      <text:p text:style-name="P5"><draw:g text:anchor-type="as-char" svg:y="-0.564cm" draw:z-index="16" draw:style-name="gr1"><svg:title>TexMaths</svg:title><svg:desc>12§display§-5[(x+\frac{\textcolor{red}{4}}{2})^2 - (\frac{\textcolor{red}{4}}{2})^2 \textcolor{green}{-4}]  \Longleftrightarrow -5[(x+\frac{\textcolor{red}{4}}{2})^2 - 8]§svg§600§FALSE§</svg:desc><draw:g draw:style-name="gr2"><draw:path draw:style-name="gr51" draw:text-style-name="P11" svg:width="8.238cm" svg:height="0.814cm" svg:x="0.001cm" svg:y="0.023cm" svg:viewBox="0 0 8239 815" svg:d="M4120 815c-1374 0-2746 0-4120 0 0-271 0-544 0-815 2746 0 5493 0 8239 0 0 271 0 544 0 815-1372 0-2746 0-4119 0z"><text:p/></draw:path><draw:path draw:style-name="gr52" draw:text-style-name="P12" svg:width="0.257cm" svg:height="0.016cm" svg:x="0.014cm" svg:y="0.455cm" svg:viewBox="0 0 258 17" svg:d="M244 17c7 0 14 0 14-9 0-8-7-8-14-8-76 0-153 0-228 0-8 0-16 0-16 8 0 9 8 9 16 9 75 0 152 0 228 0z"><text:p/></draw:path><draw:path draw:style-name="gr53" draw:text-style-name="P12" svg:width="0.167cm" svg:height="0.289cm" svg:x="0.328cm" svg:y="0.29cm" svg:viewBox="0 0 168 290" svg:d="M168 197c0-51-34-93-79-93-21 0-39 6-54 22 0-28 0-55 0-83 8 3 23 6 36 6 51 0 81-38 81-44 0-3-1-5-4-5-2 0-2 0-4 1-8 5-29 13-56 13-18 0-38-3-57-12-3-1-3-1-5-1-4 0-4 4-4 10 0 42 0 83 0 125 0 7 0 10 6 10 2 0 3-1 6-3 3-7 19-30 54-30 21 0 32 20 36 27 6 16 7 33 7 53 0 15 0 40-10 58-11 17-26 27-45 27-32 0-56-22-63-46 1 0 3 0 7 0 15 0 22-11 22-21 0-11-7-20-22-20-6 0-20 2-20 23 0 36 29 76 77 76s91-40 91-93z"><text:p/></draw:path><draw:path draw:style-name="gr54" draw:text-style-name="P12" svg:width="0.057cm" svg:height="0.42cm" svg:x="0.568cm" svg:y="0.256cm" svg:viewBox="0 0 58 421" svg:d="M58 421c0-6 0-12 0-17-14 0-28 0-41 0 0-129 0-258 0-387 13 0 27 0 41 0 0-6 0-11 0-17-20 0-39 0-58 0 0 140 0 281 0 421 19 0 38 0 58 0z"><text:p/></draw:path><draw:path draw:style-name="gr55" draw:text-style-name="P12" svg:width="0.096cm" svg:height="0.42cm" svg:x="0.678cm" svg:y="0.256cm" svg:viewBox="0 0 97 421" svg:d="M97 416c0-1 0-1-7-8-53-54-66-133-66-198 0-73 16-146 68-199 5-5 5-5 5-7 0-3-1-4-3-4-5 0-42 29-68 82-21 46-26 93-26 128 0 34 5 84 28 132 25 52 61 79 66 79 2 0 3-1 3-5z"><text:p/></draw:path><draw:path draw:style-name="gr56" draw:text-style-name="P12" svg:width="0.209cm" svg:height="0.19cm" svg:x="0.812cm" svg:y="0.385cm" svg:viewBox="0 0 210 191" svg:d="M128 59c3-11 12-49 42-49 2 0 12 0 21 4-12 3-21 14-21 23 0 7 5 16 17 16 9 0 23-9 23-25 0-22-25-28-40-28-24 0-39 23-44 32-11-27-34-32-46-32-43 0-67 54-67 65 0 5 4 5 5 5 4 0 5-2 5-5 14-45 43-55 56-55 9 0 23 3 23 27 0 13-7 42-23 101-6 26-20 43-39 43-3 0-12 0-21-5 10-2 19-10 19-22s-9-16-15-16c-13 0-23 12-23 25 0 19 20 28 40 28 27 0 43-30 44-33 5 16 20 33 46 33 43 0 67-54 67-65 0-5-4-5-5-5-5 0-5 3-6 5-14 46-42 55-56 55-16 0-23-13-23-27 0-10 2-18 7-38 5-19 10-38 14-57z"><text:p/></draw:path><draw:path draw:style-name="gr57" draw:text-style-name="P12" svg:width="0.28cm" svg:height="0.279cm" svg:x="1.157cm" svg:y="0.326cm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58" draw:text-style-name="P13" svg:width="0.186cm" svg:height="0.285cm" svg:x="1.618cm" svg:y="0cm" svg:viewBox="0 0 187 286" svg:d="M112 216c0 12 0 24 0 36 0 16 0 20-32 20-3 0-6 0-9 0 0 4 0 9 0 14 18-2 39-2 57-2 17 0 40 0 57 2 0-5 0-10 0-14-3 0-6 0-9 0-31 0-32-4-32-20 0-12 0-24 0-36 14 0 29 0 43 0 0-5 0-10 0-13-14 0-29 0-43 0 0-64 0-129 0-192 0-9 0-11-6-11-4 0-5 0-8 5-44 66-87 132-130 198 0 3 0 8 0 13 37 0 74 0 112 0zM114 203c-34 0-68 0-102 0 34-53 68-105 102-157 0 52 0 104 0 157z"><text:p/></draw:path><draw:path draw:style-name="gr59" draw:text-style-name="P12" svg:width="0.21cm" svg:height="0.016cm" svg:x="1.606cm" svg:y="0.455cm" svg:viewBox="0 0 211 17" svg:d="M106 17c-35 0-71 0-106 0 0-6 0-11 0-17 71 0 140 0 211 0 0 6 0 11 0 17-35 0-71 0-105 0z"><text:p/></draw:path><draw:path draw:style-name="gr60" draw:text-style-name="P12" svg:width="0.167cm" svg:height="0.28cm" svg:x="1.628cm" svg:y="0.579cm" svg:viewBox="0 0 168 281" svg:d="M32 248c15-14 30-28 45-43 66-59 91-81 91-123 0-48-38-82-90-82-47 0-78 38-78 77 0 23 20 23 22 23 7 0 21-5 21-22 0-11-7-23-21-23-4 0-5 0-6 1 9-27 32-43 57-43 39 0 57 34 57 69 0 33-22 67-45 93-27 30-54 60-81 90-4 5-4 5-4 16 52 0 104 0 156 0 4-25 8-49 12-73-4 0-7 0-11 0-2 12-5 31-9 37-3 3-30 3-40 3-25 0-50 0-76 0z"><text:p/></draw:path><draw:path draw:style-name="gr61" draw:text-style-name="P12" svg:width="0.096cm" svg:height="0.42cm" svg:x="1.892cm" svg:y="0.256cm" svg:viewBox="0 0 97 421" svg:d="M97 210c0-32-3-83-27-131-26-51-62-79-66-79-3 0-4 1-4 4 0 2 0 2 8 10 41 41 65 108 65 196 0 72-15 146-68 199-5 6-5 6-5 7 0 3 1 5 4 5 4 0 43-29 67-83 21-45 26-92 26-128z"><text:p/></draw:path><draw:path draw:style-name="gr62" draw:text-style-name="P12" svg:width="0.13cm" svg:height="0.195cm" svg:x="2.05cm" svg:y="0.201cm" svg:viewBox="0 0 131 196" svg:d="M131 143c-4 0-7 0-11 0 0 6-4 23-7 26-3 1-25 1-29 1-18 0-37 0-55 0 31-26 42-34 60-49 21-17 42-36 42-63 0-36-31-58-70-58-36 0-61 26-61 53 0 15 13 17 16 17 7 0 15-5 15-16 0-6-2-16-17-16 9-21 29-27 44-27 28 0 44 23 44 47 0 25-18 45-28 56-24 24-48 47-72 71-2 2-2 2-2 11 41 0 80 0 121 0 4-18 6-36 10-53z"><text:p/></draw:path><draw:path draw:style-name="gr63" draw:text-style-name="P12" svg:width="0.257cm" svg:height="0.016cm" svg:x="2.349cm" svg:y="0.455cm" svg:viewBox="0 0 258 17" svg:d="M244 17c7 0 14 0 14-9 0-8-7-8-14-8-76 0-153 0-228 0-8 0-16 0-16 8 0 9 8 9 16 9 75 0 152 0 228 0z"><text:p/></draw:path><draw:path draw:style-name="gr64" draw:text-style-name="P12" svg:width="0.097cm" svg:height="0.42cm" svg:x="2.777cm" svg:y="0.256cm" svg:viewBox="0 0 98 421" svg:d="M98 416c0-1 0-1-7-8-53-54-66-133-66-198 0-73 16-146 67-199 6-5 6-5 6-7 0-3-1-4-4-4-4 0-42 29-66 82-22 46-28 93-28 128 0 34 5 84 29 132 25 52 61 79 65 79 3 0 4-1 4-5z"><text:p/></draw:path><draw:path draw:style-name="gr65" draw:text-style-name="P13" svg:width="0.186cm" svg:height="0.285cm" svg:x="2.962cm" svg:y="0cm" svg:viewBox="0 0 187 286" svg:d="M113 216c0 12 0 24 0 36 0 16-1 20-33 20-2 0-6 0-8 0 0 4 0 9 0 14 17-2 38-2 56-2s41 0 58 2c0-5 0-10 0-14-2 0-6 0-8 0-32 0-33-4-33-20 0-12 0-24 0-36 15 0 28 0 42 0 0-5 0-10 0-13-14 0-27 0-42 0 0-64 0-129 0-192 0-9 0-11-7-11-4 0-5 0-8 5-44 66-87 132-130 198 0 3 0 8 0 13 37 0 76 0 113 0zM115 203c-35 0-68 0-103 0 35-53 68-105 103-157 0 52 0 104 0 157z"><text:p/></draw:path><draw:path draw:style-name="gr66" draw:text-style-name="P12" svg:width="0.21cm" svg:height="0.016cm" svg:x="2.95cm" svg:y="0.455cm" svg:viewBox="0 0 211 17" svg:d="M106 17c-35 0-71 0-106 0 0-6 0-11 0-17 71 0 140 0 211 0 0 6 0 11 0 17-35 0-71 0-105 0z"><text:p/></draw:path><draw:path draw:style-name="gr67" draw:text-style-name="P12" svg:width="0.167cm" svg:height="0.28cm" svg:x="2.972cm" svg:y="0.579cm" svg:viewBox="0 0 168 281" svg:d="M32 248c15-14 30-28 45-43 66-59 91-81 91-123 0-48-37-82-89-82-48 0-79 38-79 77 0 23 22 23 23 23 7 0 21-5 21-22 0-11-7-23-22-23-3 0-4 0-5 1 9-27 32-43 56-43 39 0 57 34 57 69 0 33-21 67-45 93-26 30-54 60-80 90-5 5-5 5-5 16 52 0 104 0 156 0 4-25 8-49 12-73-4 0-7 0-11 0-1 12-5 31-8 37-4 3-31 3-41 3-25 0-50 0-76 0z"><text:p/></draw:path><draw:path draw:style-name="gr68" draw:text-style-name="P12" svg:width="0.097cm" svg:height="0.42cm" svg:x="3.236cm" svg:y="0.256cm" svg:viewBox="0 0 98 421" svg:d="M98 210c0-32-4-83-27-131-25-51-63-79-66-79s-5 1-5 4c0 2 0 2 8 10 42 41 66 108 66 196 0 72-15 146-68 199-6 6-6 6-6 7 0 3 2 5 5 5s42-29 67-83c22-45 26-92 26-128z"><text:p/></draw:path><draw:path draw:style-name="gr69" draw:text-style-name="P12" svg:width="0.129cm" svg:height="0.195cm" svg:x="3.395cm" svg:y="0.201cm" svg:viewBox="0 0 130 196" svg:d="M130 143c-4 0-6 0-10 0-1 6-4 23-8 26-2 1-24 1-29 1-18 0-36 0-54 0 31-26 41-34 59-49 21-17 42-36 42-63 0-36-32-58-69-58s-61 26-61 53c0 15 12 17 16 17 6 0 15-5 15-16 0-6-2-16-18-16 10-21 29-27 43-27 30 0 45 23 45 47 0 25-18 45-28 56-24 24-47 47-71 71-2 2-2 2-2 11 41 0 80 0 121 0 3-18 6-36 9-53z"><text:p/></draw:path><draw:path draw:style-name="gr70" draw:text-style-name="P14" svg:width="0.257cm" svg:height="0.016cm" svg:x="3.6cm" svg:y="0.455cm" svg:viewBox="0 0 258 17" svg:d="M242 17c8 0 16 0 16-9 0-8-8-8-16-8-75 0-152 0-228 0-7 0-14 0-14 8 0 9 7 9 14 9 76 0 153 0 228 0z"><text:p/></draw:path><draw:path draw:style-name="gr71" draw:text-style-name="P14" svg:width="0.185cm" svg:height="0.283cm" svg:x="3.905cm" svg:y="0.287cm" svg:viewBox="0 0 186 284" svg:d="M112 215c0 12 0 24 0 37 0 14 0 19-32 19-3 0-6 0-9 0 0 4 0 9 0 13 18-1 39-1 57-1 17 0 40 0 57 1 0-4 0-9 0-13-3 0-6 0-9 0-31 0-32-5-32-19 0-13 0-25 0-37 14 0 28 0 42 0 0-5 0-10 0-13-14 0-28 0-42 0 0-64 0-128 0-191 0-9 0-11-6-11-4 0-5 0-8 5-44 66-87 131-130 197 0 3 0 8 0 13 37 0 74 0 112 0zM114 202c-34 0-68 0-102 0 34-53 68-105 102-158 0 53 0 105 0 158z"><text:p/></draw:path><draw:path draw:style-name="gr72" draw:text-style-name="P12" svg:width="0.058cm" svg:height="0.42cm" svg:x="4.113cm" svg:y="0.256cm" svg:viewBox="0 0 59 421" svg:d="M59 0c-19 0-40 0-59 0 0 6 0 11 0 17 13 0 28 0 41 0 0 129 0 258 0 387-13 0-28 0-41 0 0 5 0 11 0 17 19 0 40 0 59 0 0-140 0-281 0-421z"><text:p/></draw:path><draw:path draw:style-name="gr73" draw:text-style-name="P12" svg:width="0.373cm" svg:height="0.231cm" svg:x="4.361cm" svg:y="0.35cm" svg:viewBox="0 0 374 232" svg:d="M359 164c7 0 15 0 15-8s-8-8-15-8c-89 0-179 0-268 0-18-15-39-26-53-33 15-6 35-17 53-32 89 0 179 0 268 0 7 0 15 0 15-9 0-8-8-8-15-8-83 0-166 0-249 0 21-19 42-56 42-61s-6-5-8-5c-4 0-6 0-8 4-9 15-21 38-48 62-29 25-57 37-80 43-7 3-7 4-8 4 0 1 0 1 0 2s0 3 0 4h1c1 1 1 1 10 3 56 17 98 56 122 101 5 9 5 9 11 9 2 0 8 0 8-5 0-6-21-42-42-63 83 0 166 0 249 0z"><text:p/></draw:path><draw:path draw:style-name="gr74" draw:text-style-name="P12" svg:width="0.373cm" svg:height="0.231cm" svg:x="4.711cm" svg:y="0.35cm" svg:viewBox="0 0 374 232" svg:d="M283 83c18 15 40 26 53 32-16 7-36 18-53 33-89 0-179 0-267 0-8 0-16 0-16 8s7 8 14 8c83 0 167 0 250 0-20 21-42 57-42 63 0 5 5 5 8 5s6 0 8-4c9-16 20-38 48-62 30-27 57-38 79-44 7-2 6-2 8-3 1-1 1-3 1-4s0-1 0-2h-1c-1-1-1-1-9-4-57-17-100-55-123-101-5-8-5-8-11-8-3 0-8 0-8 5s22 42 42 61c-83 0-167 0-250 0-7 0-14 0-14 8 0 9 8 9 16 9 88 0 178 0 267 0z"><text:p/></draw:path><draw:path draw:style-name="gr75" draw:text-style-name="P12" svg:width="0.257cm" svg:height="0.016cm" svg:x="5.262cm" svg:y="0.455cm" svg:viewBox="0 0 258 17" svg:d="M242 17c8 0 16 0 16-9 0-8-8-8-16-8-75 0-152 0-228 0-7 0-14 0-14 8 0 9 7 9 14 9 76 0 153 0 228 0z"><text:p/></draw:path><draw:path draw:style-name="gr76" draw:text-style-name="P12" svg:width="0.167cm" svg:height="0.289cm" svg:x="5.577cm" svg:y="0.29cm" svg:viewBox="0 0 168 290" svg:d="M168 197c0-51-35-93-80-93-21 0-39 6-54 22 0-28 0-55 0-83 8 3 22 6 36 6 52 0 81-38 81-44 0-3-1-5-3-5s-2 0-4 1c-8 5-29 13-58 13-16 0-36-3-56-12-4-1-4-1-5-1-3 0-3 4-3 10 0 42 0 83 0 125 0 7 0 10 4 10s5-1 6-3c5-7 21-30 54-30 23 0 33 20 36 27 8 16 9 33 9 53 0 15 0 40-11 58-10 17-25 27-44 27-32 0-56-22-63-46 1 0 3 0 7 0 14 0 21-11 21-21 0-11-7-20-21-20-6 0-20 2-20 23 0 36 29 76 76 76 49 0 92-40 92-93z"><text:p/></draw:path><draw:path draw:style-name="gr77" draw:text-style-name="P12" svg:width="0.057cm" svg:height="0.42cm" svg:x="5.815cm" svg:y="0.256cm" svg:viewBox="0 0 58 421" svg:d="M58 421c0-6 0-12 0-17-14 0-28 0-41 0 0-129 0-258 0-387 13 0 27 0 41 0 0-6 0-11 0-17-20 0-39 0-58 0 0 140 0 281 0 421 19 0 38 0 58 0z"><text:p/></draw:path><draw:path draw:style-name="gr78" draw:text-style-name="P12" svg:width="0.097cm" svg:height="0.42cm" svg:x="5.924cm" svg:y="0.256cm" svg:viewBox="0 0 98 421" svg:d="M98 416c0-1 0-1-7-8-53-54-66-133-66-198 0-73 16-146 67-199 6-5 6-5 6-7 0-3-2-4-4-4-4 0-42 29-68 82-21 46-26 93-26 128 0 34 5 84 28 132 25 52 62 79 66 79 2 0 4-1 4-5z"><text:p/></draw:path><draw:path draw:style-name="gr79" draw:text-style-name="P12" svg:width="0.209cm" svg:height="0.19cm" svg:x="6.059cm" svg:y="0.385cm" svg:viewBox="0 0 210 191" svg:d="M128 59c4-11 14-49 42-49 3 0 12 0 22 4-12 3-20 14-20 23 0 7 4 16 15 16 10 0 23-9 23-25 0-22-25-28-38-28-26 0-40 23-45 32-11-27-33-32-45-32-45 0-69 54-69 65 0 5 4 3 5 5 4 0 5-2 6-5 14-45 42-55 56-55 9 0 23 3 23 27 0 13-7 42-23 101-7 26-21 43-39 43-3 0-13 0-22-5 11-2 21-10 21-22s-10-16-16-16c-13 0-24 12-24 25 0 19 22 28 40 28 27 0 43-30 44-33 5 16 20 33 46 33 43 0 67-54 67-65 0-5-4-5-5-5-4 0-5 3-5 5-14 46-43 55-56 55-17 0-24-13-24-27 0-10 3-18 7-38 5-19 10-38 14-57z"><text:p/></draw:path><draw:path draw:style-name="gr80" draw:text-style-name="P12" svg:width="0.279cm" svg:height="0.279cm" svg:x="6.406cm" svg:y="0.326cm" svg:viewBox="0 0 280 280" svg:d="M149 148c39 0 78 0 117 0 6 0 14 0 14-9 0-8-8-8-14-8-39 0-78 0-117 0 0-40 0-78 0-118 0-6 0-13-9-13-8 0-8 7-8 13 0 40 0 78 0 118-40 0-79 0-119 0-6 0-13 0-13 8 0 9 7 9 13 9 40 0 79 0 119 0 0 39 0 79 0 118 0 6 0 14 8 14 9 0 9-8 9-14 0-39 0-79 0-118z"><text:p/></draw:path><draw:path draw:style-name="gr81" draw:text-style-name="P13" svg:width="0.186cm" svg:height="0.285cm" svg:x="6.865cm" svg:y="0cm" svg:viewBox="0 0 187 286" svg:d="M113 216c0 12 0 24 0 36 0 16-1 20-33 20-2 0-6 0-8 0 0 4 0 9 0 14 17-2 38-2 56-2s41 0 58 2c0-5 0-10 0-14-2 0-6 0-8 0-32 0-33-4-33-20 0-12 0-24 0-36 15 0 28 0 42 0 0-5 0-10 0-13-14 0-27 0-42 0 0-64 0-129 0-192 0-9 0-11-7-11-4 0-5 0-8 5-44 66-87 132-130 198 0 3 0 8 0 13 37 0 76 0 113 0zM115 203c-35 0-68 0-103 0 35-53 68-105 103-157 0 52 0 104 0 157z"><text:p/></draw:path><draw:path draw:style-name="gr82" draw:text-style-name="P12" svg:width="0.209cm" svg:height="0.016cm" svg:x="6.854cm" svg:y="0.455cm" svg:viewBox="0 0 210 17" svg:d="M104 17c-34 0-69 0-104 0 0-6 0-11 0-17 70 0 140 0 210 0 0 6 0 11 0 17-35 0-71 0-106 0z"><text:p/></draw:path><draw:path draw:style-name="gr83" draw:text-style-name="P12" svg:width="0.167cm" svg:height="0.28cm" svg:x="6.875cm" svg:y="0.579cm" svg:viewBox="0 0 168 281" svg:d="M32 248c15-14 30-28 45-43 66-59 91-81 91-123 0-48-37-82-89-82-48 0-79 38-79 77 0 23 22 23 23 23 7 0 21-5 21-22 0-11-7-23-22-23-3 0-4 0-5 1 9-27 32-43 56-43 39 0 57 34 57 69 0 33-21 67-45 93-26 30-54 60-80 90-5 5-5 5-5 16 52 0 104 0 156 0 4-25 8-49 12-73-4 0-6 0-10 0-2 12-6 31-9 37-4 3-31 3-41 3-25 0-50 0-76 0z"><text:p/></draw:path><draw:path draw:style-name="gr84" draw:text-style-name="P12" svg:width="0.097cm" svg:height="0.42cm" svg:x="7.139cm" svg:y="0.256cm" svg:viewBox="0 0 98 421" svg:d="M98 210c0-32-4-83-27-131-25-51-63-79-66-79s-5 1-5 4c0 2 0 2 8 10 42 41 66 108 66 196 0 72-15 146-68 199-6 6-6 6-6 7 0 3 2 5 5 5s42-29 67-83c22-45 26-92 26-128z"><text:p/></draw:path><draw:path draw:style-name="gr85" draw:text-style-name="P12" svg:width="0.129cm" svg:height="0.195cm" svg:x="7.298cm" svg:y="0.201cm" svg:viewBox="0 0 130 196" svg:d="M130 143c-4 0-6 0-10 0-1 6-4 23-7 26-3 1-25 1-30 1-18 0-36 0-54 0 31-26 41-34 59-49 21-17 42-36 42-63 0-36-32-58-69-58s-61 26-61 53c0 15 12 17 16 17 7 0 15-5 15-16 0-6-2-16-18-16 10-21 29-27 43-27 30 0 45 23 45 47 0 25-18 45-28 56-24 24-47 47-71 71-2 2-2 2-2 11 41 0 80 0 121 0 3-18 6-36 9-53z"><text:p/></draw:path><draw:path draw:style-name="gr86" draw:text-style-name="P12" svg:width="0.257cm" svg:height="0.016cm" svg:x="7.597cm" svg:y="0.455cm" svg:viewBox="0 0 258 17" svg:d="M242 17c8 0 16 0 16-9 0-8-8-8-16-8-75 0-152 0-228 0-7 0-14 0-14 8 0 9 7 9 14 9 76 0 153 0 228 0z"><text:p/></draw:path><draw:path draw:style-name="gr87" draw:text-style-name="P12" svg:width="0.174cm" svg:height="0.289cm" svg:x="8.001cm" svg:y="0.29cm" svg:viewBox="0 0 175 290" svg:d="M50 89c-19-13-20-28-20-35 0-25 28-43 58-43s57 21 57 53c0 24-17 44-42 58-18-10-35-22-53-33zM113 128c30-15 50-37 50-64 0-40-37-64-75-64-42 0-77 31-77 71 0 7 1 26 19 47 5 4 20 15 31 22-25 12-61 35-61 77 0 45 43 73 88 73 46 0 87-34 87-80 0-14-5-34-20-52-9-8-16-13-42-30zM71 146c17 11 35 22 51 33 12 8 32 20 32 47 0 31-32 52-66 52-36 0-66-26-66-61 0-24 13-51 49-71z"><text:p/></draw:path><draw:path draw:style-name="gr88" draw:text-style-name="P12" svg:width="0.057cm" svg:height="0.42cm" svg:x="8.204cm" svg:y="0.256cm" svg:viewBox="0 0 58 421" svg:d="M58 0c-20 0-39 0-58 0 0 6 0 11 0 17 13 0 28 0 41 0 0 129 0 258 0 387-13 0-28 0-41 0 0 5 0 11 0 17 19 0 38 0 58 0 0-140 0-281 0-421z"><text:p/></draw:path></draw:g></draw:g></text:p>
      <text:p text:style-name="P5">4. Enlever les crochets en multipliant <draw:g text:anchor-type="as-char" svg:y="-0.256cm" draw:z-index="17" draw:style-name="gr1"><svg:title>TexMaths</svg:title><svg:desc>12§display§-8 §svg§600§FALSE§</svg:desc><draw:g draw:style-name="gr2"><draw:path draw:style-name="gr48" draw:text-style-name="P11" svg:width="0.475cm" svg:height="0.243cm" svg:x="0.001cm" svg:y="0.022cm" svg:viewBox="0 0 476 244" svg:d="M0 0c159 0 317 0 476 0 0 82 0 163 0 244-159 0-317 0-476 0 0-81 0-162 0-244z"><text:p/></draw:path><draw:path draw:style-name="gr49" draw:text-style-name="P12" svg:width="0.256cm" svg:height="0.016cm" svg:x="0.014cm" svg:y="0.166cm" svg:viewBox="0 0 257 17" svg:d="M243 17c7 0 14 0 14-9 0-8-7-8-14-8-77 0-153 0-229 0-7 0-14 0-14 8 0 9 7 9 14 9 76 0 152 0 229 0z"><text:p/></draw:path><draw:path draw:style-name="gr50" draw:text-style-name="P12" svg:width="0.174cm" svg:height="0.287cm" svg:x="0.323cm" svg:y="0cm" svg:viewBox="0 0 175 288" svg:d="M52 87c-20-11-22-26-22-33 0-26 28-43 58-43 31 0 57 21 57 51 0 24-17 45-42 59-17-12-35-23-51-34zM113 127c30-14 52-37 52-65 0-38-39-62-77-62-42 0-76 31-76 70 0 8 1 27 18 46 5 5 20 16 31 23-24 11-61 35-61 76 0 45 43 73 88 73 48 0 87-35 87-81 0-14-4-33-20-51-8-9-15-11-42-29zM71 145c17 11 33 22 51 32 12 8 32 21 32 46 0 31-32 53-66 53-36 0-66-27-66-61 0-24 13-51 49-70z"><text:p/></draw:path></draw:g></draw:g><text:s/>par <draw:g text:anchor-type="as-char" svg:y="-0.256cm" draw:z-index="18" draw:style-name="gr1"><svg:title>TexMaths</svg:title><svg:desc>12§display§a = -5§svg§600§FALSE§</svg:desc><draw:g draw:style-name="gr2"><draw:path draw:style-name="gr43" draw:text-style-name="P11" svg:width="1.256cm" svg:height="0.243cm" svg:x="0.006cm" svg:y="0.022cm" svg:viewBox="0 0 1257 244" svg:d="M0 0c419 0 839 0 1257 0 0 82 0 163 0 244-418 0-838 0-1257 0 0-81 0-162 0-244z"><text:p/></draw:path><draw:path draw:style-name="gr44" draw:text-style-name="P12" svg:width="0.192cm" svg:height="0.188cm" svg:x="0.001cm" svg:y="0.093cm" svg:viewBox="0 0 193 189" svg:d="M140 28c-7-16-19-28-38-28-49 0-102 62-102 123 0 39 23 66 56 66 9 0 29-1 54-31 4 18 20 31 39 31 15 0 25-9 31-22 7-16 13-40 13-41 0-4-3-4-5-4-4 0-4 1-6 7-7 27-14 51-32 51-11 0-12-11-12-19 0-9 0-12 5-30 5-17 6-22 9-38 5-20 11-39 16-58 2-12 2-13 2-15 0-7-4-12-12-12-10 0-16 10-18 20zM113 137c-3 7-3 8-9 14-18 23-36 29-48 29-20 0-26-23-26-37 0-22 13-73 23-93 13-25 32-40 49-40 28 0 34 34 34 37 0 2-2 5-2 7-7 27-14 55-21 83z"><text:p/></draw:path><draw:path draw:style-name="gr45" draw:text-style-name="P12" svg:width="0.28cm" svg:height="0.097cm" svg:x="0.348cm" svg:y="0.126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6" draw:text-style-name="P12" svg:width="0.257cm" svg:height="0.016cm" svg:x="0.802cm" svg:y="0.166cm" svg:viewBox="0 0 258 17" svg:d="M244 17c7 0 14 0 14-9 0-8-7-8-14-8-76 0-153 0-228 0-8 0-16 0-16 8 0 9 8 9 16 9 75 0 152 0 228 0z"><text:p/></draw:path><draw:path draw:style-name="gr47" draw:text-style-name="P12" svg:width="0.167cm" svg:height="0.287cm" svg:x="1.117cm" svg:y="0cm" svg:viewBox="0 0 168 288" svg:d="M168 194c0-49-35-91-80-91-21 0-39 7-53 22 0-28 0-55 0-82 8 3 21 5 36 5 51 0 80-38 80-43 0-3-1-5-3-5s-2 0-4 1c-8 4-29 12-58 12-16 0-36-2-56-12-2-1-4-1-5-1-3 0-3 4-3 11 0 41 0 81 0 123 0 9 0 11 6 11 2 0 3 0 4-4 5-6 21-28 56-28 21 0 32 19 34 26 8 14 9 31 9 52 0 15 0 40-11 57-10 17-25 28-44 28-32 0-56-22-63-47 1 0 3 1 7 1 15 0 22-11 22-21s-7-21-22-21c-6 0-20 4-20 23 0 36 29 77 76 77 49 0 92-41 92-94z"><text:p/></draw:path></draw:g></draw:g></text:p>
      <text:p text:style-name="P5"><draw:g text:anchor-type="as-char" svg:y="-0.564cm" draw:z-index="19" draw:style-name="gr1"><svg:title>TexMaths</svg:title><svg:desc>12§display§ -5[(x+\frac{\textcolor{red}{4}}{2})^2 - 8] \Longleftrightarrow -5(x+\frac{\textcolor{red}{4}}{2})^2 +40§svg§600§FALSE§</svg:desc><draw:g draw:style-name="gr2"><draw:path draw:style-name="gr13" draw:text-style-name="P11" svg:width="7.091cm" svg:height="0.814cm" svg:x="0.001cm" svg:y="0.021cm" svg:viewBox="0 0 7092 815" svg:d="M0 0c2364 0 4728 0 7092 0 0 271 0 544 0 815-2364 0-4728 0-7092 0 0-271 0-544 0-815z"><text:p/></draw:path><draw:path draw:style-name="gr14" draw:text-style-name="P12" svg:width="0.257cm" svg:height="0.016cm" svg:x="0.014cm" svg:y="0.454cm" svg:viewBox="0 0 258 17" svg:d="M244 17c7 0 14 0 14-9 0-8-7-8-14-8-77 0-153 0-230 0-7 0-14 0-14 8 0 9 7 9 14 9 77 0 153 0 230 0z"><text:p/></draw:path><draw:path draw:style-name="gr15" draw:text-style-name="P12" svg:width="0.167cm" svg:height="0.289cm" svg:x="0.328cm" svg:y="0.289cm" svg:viewBox="0 0 168 290" svg:d="M168 197c0-51-35-93-80-93-21 0-39 6-53 22 0-28 0-55 0-83 8 3 21 6 36 6 51 0 80-38 80-44 0-3-1-5-3-5s-2 0-4 1c-8 5-29 13-58 13-16 0-36-3-55-12-3-1-5-1-6-1-3 0-3 4-3 10 0 42 0 83 0 125 0 7 0 10 6 10 2 0 3-1 4-3 5-7 21-30 56-30 21 0 32 20 34 27 8 16 9 33 9 53 0 15 0 41-11 58-10 17-25 27-44 27-32 0-56-22-63-46 1 0 3 0 7 0 15 0 22-11 22-21 0-11-7-20-22-20-6 0-20 3-20 23 0 36 29 76 76 76 49 0 92-40 92-93z"><text:p/></draw:path><draw:path draw:style-name="gr16" draw:text-style-name="P12" svg:width="0.058cm" svg:height="0.42cm" svg:x="0.567cm" svg:y="0.254cm" svg:viewBox="0 0 59 421" svg:d="M59 421c0-6 0-12 0-17-13 0-28 0-41 0 0-129 0-259 0-387 13 0 28 0 41 0 0-6 0-11 0-17-19 0-40 0-59 0 0 140 0 281 0 421 19 0 40 0 59 0z"><text:p/></draw:path><draw:path draw:style-name="gr17" draw:text-style-name="P12" svg:width="0.097cm" svg:height="0.42cm" svg:x="0.676cm" svg:y="0.254cm" svg:viewBox="0 0 98 421" svg:d="M98 416c0-1 0-1-7-8-53-54-66-133-66-198 0-73 16-146 67-199 6-5 6-6 6-7 0-3-2-4-4-4-4 0-42 29-66 82-22 46-28 93-28 128 0 34 5 84 29 132 25 52 61 79 65 79 2 0 4-1 4-5z"><text:p/></draw:path><draw:path draw:style-name="gr18" draw:text-style-name="P12" svg:width="0.209cm" svg:height="0.19cm" svg:x="0.811cm" svg:y="0.385cm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30 44-33 6 16 20 33 46 33 43 0 68-54 68-65 0-5-5-5-6-5-4 0-5 3-5 5-14 46-43 55-56 55-17 0-23-13-23-27 0-10 2-18 7-38 5-19 10-38 15-57z"><text:p/></draw:path><draw:path draw:style-name="gr19" draw:text-style-name="P12" svg:width="0.279cm" svg:height="0.279cm" svg:x="1.158cm" svg:y="0.326cm" svg:viewBox="0 0 280 280" svg:d="M149 148c39 0 78 0 117 0 6 0 14 0 14-9 0-8-8-8-14-8-39 0-78 0-117 0 0-40 0-78 0-118 0-6 0-13-9-13-8 0-8 7-8 13 0 40 0 78 0 118-40 0-79 0-119 0-5 0-13 0-13 8 0 9 8 9 13 9 40 0 79 0 119 0 0 39 0 79 0 118 0 6 0 14 8 14 9 0 9-8 9-14 0-39 0-79 0-118z"><text:p/></draw:path><draw:path draw:style-name="gr20" draw:text-style-name="P13" svg:width="0.185cm" svg:height="0.285cm" svg:x="1.618cm" svg:y="0cm" svg:viewBox="0 0 186 286" svg:d="M112 216c0 12 0 24 0 36 0 16-2 20-33 20-2 0-6 0-8 0 0 4 0 9 0 14 17-2 38-2 56-2 17 0 41 0 58 2 0-5 0-10 0-14-3 0-6 0-9 0-31 0-32-4-32-20 0-12 0-24 0-36 14 0 28 0 42 0 0-5 0-10 0-13-14 0-28 0-42 0 0-64 0-129 0-192 0-9 0-11-7-11-4 0-5 0-9 5-43 66-85 132-128 198 0 3 0 8 0 13 37 0 74 0 112 0zM114 203c-35 0-68 0-103 0 35-53 68-105 103-157 0 52 0 104 0 157z"><text:p/></draw:path><draw:path draw:style-name="gr21" draw:text-style-name="P12" svg:width="0.209cm" svg:height="0.016cm" svg:x="1.606cm" svg:y="0.454cm" svg:viewBox="0 0 210 17" svg:d="M0 0c70 0 140 0 210 0 0 6 0 11 0 17-70 0-140 0-210 0 0-6 0-11 0-17z"><text:p/></draw:path><draw:path draw:style-name="gr22" draw:text-style-name="P12" svg:width="0.167cm" svg:height="0.28cm" svg:x="1.627cm" svg:y="0.578cm" svg:viewBox="0 0 168 281" svg:d="M32 248c16-14 30-28 46-43 65-59 90-81 90-123 0-48-37-82-89-82-48 0-79 38-79 77 0 23 22 23 23 23 7 0 21-5 21-22 0-11-7-22-21-22-4 0-5 0-6 0 9-27 32-43 56-43 39 0 57 35 57 69 0 33-21 67-44 93-27 30-54 60-81 90-5 5-5 6-5 16 53 0 104 0 157 0 4-25 7-49 11-73-4 0-6 0-10 0-2 12-6 31-9 37-4 3-31 3-40 3-25 0-51 0-77 0z"><text:p/></draw:path><draw:path draw:style-name="gr23" draw:text-style-name="P12" svg:width="0.096cm" svg:height="0.42cm" svg:x="1.892cm" svg:y="0.254cm" svg:viewBox="0 0 97 421" svg:d="M97 210c0-32-5-83-27-131-26-51-62-79-66-79-3 0-4 1-4 4 0 1 0 2 7 9 42 42 66 109 66 197 0 72-15 146-68 199-5 6-5 6-5 7 0 4 1 5 4 5 4 0 42-29 67-83 21-45 26-92 26-128z"><text:p/></draw:path><draw:path draw:style-name="gr24" draw:text-style-name="P12" svg:width="0.129cm" svg:height="0.195cm" svg:x="2.05cm" svg:y="0.2cm" svg:viewBox="0 0 130 196" svg:d="M130 142c-4 0-6 0-10 0-1 7-4 24-7 27-3 1-25 1-30 1-18 0-36 0-54 0 31-27 41-34 59-49 21-17 42-36 42-63 0-36-32-58-69-58s-61 25-61 53c0 15 12 17 16 17 7 0 15-5 15-16 0-6-2-16-18-16 10-21 30-27 43-27 30 0 46 23 46 47 0 25-19 45-29 56-24 24-47 47-71 71-2 2-2 2-2 11 41 0 80 0 121 0 3-18 6-36 9-54z"><text:p/></draw:path><draw:path draw:style-name="gr25" draw:text-style-name="P12" svg:width="0.257cm" svg:height="0.016cm" svg:x="2.349cm" svg:y="0.454cm" svg:viewBox="0 0 258 17" svg:d="M242 17c8 0 16 0 16-9 0-8-8-8-16-8-75 0-152 0-228 0-7 0-14 0-14 8 0 9 7 9 14 9 76 0 153 0 228 0z"><text:p/></draw:path><draw:path draw:style-name="gr26" draw:text-style-name="P12" svg:width="0.174cm" svg:height="0.289cm" svg:x="2.754cm" svg:y="0.289cm" svg:viewBox="0 0 175 290" svg:d="M52 89c-21-13-22-28-22-35 0-25 28-43 58-43s57 21 57 53c0 24-17 44-42 58-17-10-35-22-51-33zM113 128c30-15 50-37 50-64 0-40-37-64-75-64-42 0-76 31-76 71 0 7 0 26 18 47 5 4 20 15 31 22-25 12-61 35-61 77 0 45 43 73 88 73 46 0 87-34 87-80 0-14-5-34-20-52-9-8-16-13-42-30zM71 146c17 11 35 22 51 33 12 8 32 20 32 47 0 31-32 52-66 52-36 0-66-26-66-61 0-24 13-51 49-71z"><text:p/></draw:path><draw:path draw:style-name="gr27" draw:text-style-name="P12" svg:width="0.057cm" svg:height="0.42cm" svg:x="2.956cm" svg:y="0.254cm" svg:viewBox="0 0 58 421" svg:d="M58 0c-20 0-39 0-58 0 0 6 0 11 0 17 13 0 28 0 41 0 0 128 0 258 0 387-13 0-28 0-41 0 0 5 0 11 0 17 19 0 38 0 58 0 0-140 0-281 0-421z"><text:p/></draw:path><draw:path draw:style-name="gr28" draw:text-style-name="P12" svg:width="0.373cm" svg:height="0.231cm" svg:x="3.205cm" svg:y="0.349cm" svg:viewBox="0 0 374 232" svg:d="M360 164c7 0 14 0 14-8s-7-8-15-8c-89 0-179 0-268 0-18-15-39-26-53-33 15-6 36-17 53-32 89 0 179 0 268 0 8 0 15 0 15-9 0-8-7-8-14-8-83 0-167 0-250 0 21-19 42-56 42-61s-6-5-8-5-6 0-7 4c-10 15-22 38-48 62-30 25-58 37-79 43-8 3-6 3-9 4-1 1-1 1-1 2s0 3 0 4h1c1 1 1 1 10 3 56 17 99 56 122 101 5 9 5 9 11 9 2 0 8 0 8-5s-21-42-42-63c83 0 167 0 250 0z"><text:p/></draw:path><draw:path draw:style-name="gr29" draw:text-style-name="P12" svg:width="0.373cm" svg:height="0.231cm" svg:x="3.554cm" svg:y="0.349cm" svg:viewBox="0 0 374 232" svg:d="M283 83c18 15 40 26 53 32-14 7-35 18-53 33-89 0-179 0-267 0-8 0-16 0-16 8s8 8 16 8c82 0 165 0 248 0-20 21-42 58-42 63s6 5 8 5c4 0 6 0 9-4 8-16 20-38 48-62 29-27 56-38 79-44 7-2 7-3 8-3 0-1 0-3 0-4s0-1 0-2h-1c-1-1-1-1-9-4-57-17-99-55-123-101-5-8-5-8-11-8-2 0-8 0-8 5s22 42 42 61c-83 0-166 0-248 0-8 0-16 0-16 8 0 9 8 9 16 9 88 0 178 0 267 0z"><text:p/></draw:path><draw:path draw:style-name="gr30" draw:text-style-name="P12" svg:width="0.257cm" svg:height="0.016cm" svg:x="4.105cm" svg:y="0.454cm" svg:viewBox="0 0 258 17" svg:d="M244 17c7 0 14 0 14-9 0-8-7-8-14-8-77 0-153 0-230 0-7 0-14 0-14 8 0 9 7 9 14 9 77 0 153 0 230 0z"><text:p/></draw:path><draw:path draw:style-name="gr31" draw:text-style-name="P12" svg:width="0.167cm" svg:height="0.289cm" svg:x="4.419cm" svg:y="0.289cm" svg:viewBox="0 0 168 290" svg:d="M168 197c0-51-35-93-80-93-21 0-39 6-53 22 0-28 0-55 0-83 8 3 21 6 36 6 51 0 80-38 80-44 0-3-1-5-3-5s-2 0-4 1c-8 5-29 13-58 13-16 0-36-3-55-12-3-1-5-1-6-1-3 0-3 4-3 10 0 42 0 83 0 125 0 7 0 10 6 10 2 0 3-1 4-3 5-7 21-30 56-30 21 0 32 20 34 27 8 16 9 33 9 53 0 15 0 41-11 58-10 17-25 27-44 27-32 0-56-22-63-46 1 0 3 0 7 0 15 0 22-11 22-21 0-11-7-20-22-20-6 0-20 3-20 23 0 36 29 76 76 76 49 0 92-40 92-93z"><text:p/></draw:path><draw:path draw:style-name="gr32" draw:text-style-name="P12" svg:width="0.096cm" svg:height="0.42cm" svg:x="4.651cm" svg:y="0.254cm" svg:viewBox="0 0 97 421" svg:d="M97 416c0-1 0-1-7-8-53-54-66-133-66-198 0-73 16-146 68-199 5-5 5-6 5-7 0-3-1-4-3-4-5 0-42 29-68 82-21 46-26 93-26 128 0 34 5 84 28 132 25 52 61 79 66 79 2 0 3-1 3-5z"><text:p/></draw:path><draw:path draw:style-name="gr33" draw:text-style-name="P12" svg:width="0.209cm" svg:height="0.19cm" svg:x="4.785cm" svg:y="0.385cm" svg:viewBox="0 0 210 191" svg:d="M128 59c3-11 12-49 42-49 3 0 12 0 21 4-11 3-21 14-21 23 0 7 5 16 17 16 10 0 23-9 23-25 0-22-25-28-40-28-24 0-39 23-44 32-11-27-34-32-46-32-43 0-67 54-67 65 0 5 4 5 5 5 4 0 5-2 5-5 14-45 43-55 57-55 8 0 23 3 23 27 0 13-7 42-23 101-7 26-21 43-40 43-3 0-12 0-21-5 10-2 19-10 19-22s-9-15-15-15c-12 0-23 11-23 24 0 19 20 28 40 28 27 0 43-30 44-33 5 16 20 33 46 33 43 0 67-54 67-65 0-5-4-5-5-5-4 0-5 3-6 5-13 46-42 55-56 55-16 0-23-13-23-27 0-10 2-18 7-38 5-19 10-38 14-57z"><text:p/></draw:path><draw:path draw:style-name="gr34" draw:text-style-name="P12" svg:width="0.28cm" svg:height="0.279cm" svg:x="5.131cm" svg:y="0.326cm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35" draw:text-style-name="P13" svg:width="0.186cm" svg:height="0.285cm" svg:x="5.592cm" svg:y="0cm" svg:viewBox="0 0 187 286" svg:d="M112 216c0 12 0 24 0 36 0 16 0 20-32 20-3 0-6 0-9 0 0 4 0 9 0 14 18-2 39-2 57-2 17 0 40 0 58 2 0-5 0-10 0-14-4 0-6 0-10 0-31 0-32-4-32-20 0-12 0-24 0-36 14 0 29 0 43 0 0-5 0-10 0-13-14 0-29 0-43 0 0-64 0-129 0-192 0-9 0-11-6-11-4 0-5 0-8 5-44 66-87 132-130 198 0 3 0 8 0 13 37 0 74 0 112 0zM114 203c-34 0-68 0-102 0 34-53 68-105 102-157 0 52 0 104 0 157z"><text:p/></draw:path><draw:path draw:style-name="gr36" draw:text-style-name="P12" svg:width="0.21cm" svg:height="0.016cm" svg:x="5.58cm" svg:y="0.454cm" svg:viewBox="0 0 211 17" svg:d="M0 0c71 0 140 0 211 0 0 6 0 11 0 17-71 0-140 0-211 0 0-6 0-11 0-17z"><text:p/></draw:path><draw:path draw:style-name="gr37" draw:text-style-name="P12" svg:width="0.167cm" svg:height="0.28cm" svg:x="5.601cm" svg:y="0.578cm" svg:viewBox="0 0 168 281" svg:d="M32 248c15-14 30-28 45-43 66-59 91-81 91-123 0-48-38-82-90-82-47 0-78 38-78 77 0 23 20 23 22 23 7 0 22-5 22-22 0-11-8-22-22-22-4 0-5 0-6 0 9-27 32-43 57-43 39 0 57 35 57 69 0 33-22 67-45 93-26 30-54 60-80 90-5 5-5 6-5 16 52 0 104 0 156 0 4-25 8-49 12-73-4 0-7 0-11 0-2 12-5 31-9 37-3 3-30 3-40 3-25 0-50 0-76 0z"><text:p/></draw:path><draw:path draw:style-name="gr38" draw:text-style-name="P12" svg:width="0.096cm" svg:height="0.42cm" svg:x="5.865cm" svg:y="0.254cm" svg:viewBox="0 0 97 421" svg:d="M97 210c0-32-3-83-27-131-26-51-62-79-66-79-3 0-4 1-4 4 0 1 0 2 8 9 41 42 65 109 65 197 0 72-15 146-67 199-6 6-6 6-6 7 0 4 1 5 4 5 4 0 43-29 67-83 21-45 26-92 26-128z"><text:p/></draw:path><draw:path draw:style-name="gr39" draw:text-style-name="P12" svg:width="0.13cm" svg:height="0.195cm" svg:x="6.024cm" svg:y="0.2cm" svg:viewBox="0 0 131 196" svg:d="M131 142c-4 0-7 0-11 0 0 7-4 24-7 27-3 1-25 1-29 1-18 0-37 0-55 0 31-27 42-34 60-49 21-17 42-36 42-63 0-36-31-58-70-58-36 0-61 25-61 53 0 15 13 17 16 17 7 0 15-5 15-16 0-6-2-16-17-16 9-21 29-27 44-27 28 0 44 23 44 47 0 25-18 45-28 56-24 24-46 47-70 71-4 2-4 2-4 11 41 0 80 0 121 0 4-18 6-36 10-54z"><text:p/></draw:path><draw:path draw:style-name="gr40" draw:text-style-name="P12" svg:width="0.28cm" svg:height="0.279cm" svg:x="6.312cm" svg:y="0.326cm" svg:viewBox="0 0 281 280" svg:d="M149 148c39 0 78 0 117 0 6 0 15 0 15-9 0-8-9-8-15-8-39 0-78 0-117 0 0-40 0-78 0-118 0-6 0-13-9-13-8 0-8 7-8 13 0 40 0 78 0 118-40 0-78 0-118 0-6 0-14 0-14 8 0 9 8 9 14 9 40 0 78 0 118 0 0 39 0 79 0 118 0 6 0 14 8 14 9 0 9-8 9-14 0-39 0-79 0-118z"><text:p/></draw:path><draw:path draw:style-name="gr41" draw:text-style-name="P12" svg:width="0.185cm" svg:height="0.283cm" svg:x="6.722cm" svg:y="0.286cm" svg:viewBox="0 0 186 284" svg:d="M112 215c0 12 0 24 0 37 0 14-2 19-33 19-2 0-6 0-8 0 0 4 0 9 0 13 17-1 38-1 56-1 17 0 41 0 58 1 0-4 0-9 0-13-3 0-6 0-9 0-31 0-32-5-32-19 0-13 0-25 0-37 14 0 28 0 42 0 0-5 0-10 0-13-14 0-28 0-42 0 0-64 0-128 0-191 0-9 0-11-7-11-4 0-5 0-9 5-43 66-85 131-128 197 0 3 0 8 0 13 37 0 74 0 112 0zM114 202c-35 0-68 0-103 0 35-53 68-105 103-158 0 53 0 105 0 158z"><text:p/></draw:path><draw:path draw:style-name="gr42" draw:text-style-name="P12" svg:width="0.177cm" svg:height="0.289cm" svg:x="6.937cm" svg:y="0.289cm" svg:viewBox="0 0 178 290" svg:d="M178 146c0-33-3-67-17-98-19-41-54-48-72-48-25 0-57 11-73 50-14 29-16 63-16 96 0 32 1 70 19 101 18 35 49 43 70 43 23 0 55-8 73-49 13-29 16-61 16-95zM89 281c-17 0-42-11-49-51-5-25-5-64-5-88 0-28 0-56 3-78 9-51 40-54 51-54 13 0 42 7 49 49 5 24 5 56 5 83 0 31 0 60-5 86-6 41-30 53-49 53z"><text:p/></draw:path></draw:g></draw:g></text:p>
      <text:p text:style-name="P6"><draw:g text:anchor-type="as-char" svg:y="-0.25cm" draw:z-index="20" draw:style-name="gr1"><svg:title>TexMaths</svg:title><svg:desc>12§display§\alpha = -2§svg§600§FALSE§</svg:desc><draw:g draw:style-name="gr2"><draw:path draw:style-name="gr8" draw:text-style-name="P11" svg:width="1.305cm" svg:height="0.238cm" svg:x="0.006cm" svg:y="0.021cm" svg:viewBox="0 0 1306 239" svg:d="M0 0c436 0 870 0 1306 0 0 80 0 159 0 239-436 0-870 0-1306 0 0-80 0-159 0-239z"><text:p/></draw:path><draw:path draw:style-name="gr9" draw:text-style-name="P12" svg:width="0.235cm" svg:height="0.188cm" svg:x="0.001cm" svg:y="0.093cm" svg:viewBox="0 0 236 189" svg:d="M185 87c0-66-40-87-71-87-58 0-114 60-114 119 0 37 25 70 68 70 27 0 58-10 89-35 6 22 21 35 39 35 22 0 36-23 36-30 0-3-3-4-5-4-4 0-5 1-6 4-7 20-23 20-24 20-12 0-12-32-12-40 0-10 0-10 3-16 40-49 33-66 48-98 0-1 0-4-4-4s-4 2-6 9c-8 26-22 58-41 82 0-8 0-16 0-25zM156 142c-37 32-70 37-86 37-26 0-39-18-39-44 0-20 12-66 25-87 20-30 42-38 58-38 41 0 41 54 41 87 0 15 0 40 1 45z"><text:p/></draw:path><draw:path draw:style-name="gr10" draw:text-style-name="P12" svg:width="0.28cm" svg:height="0.097cm" svg:x="0.396cm" svg:y="0.12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1" draw:text-style-name="P12" svg:width="0.257cm" svg:height="0.016cm" svg:x="0.851cm" svg:y="0.164cm" svg:viewBox="0 0 258 17" svg:d="M244 17c7 0 14 0 14-9 0-8-7-8-14-8-76 0-153 0-228 0-8 0-16 0-16 8 0 9 8 9 16 9 75 0 152 0 228 0z"><text:p/></draw:path><draw:path draw:style-name="gr12" draw:text-style-name="P12" svg:width="0.167cm" svg:height="0.276cm" svg:x="1.165cm" svg:y="0cm" svg:viewBox="0 0 168 277" svg:d="M32 245c15-15 30-29 45-43 66-58 91-79 91-121 0-48-38-81-89-81-48 0-79 38-79 75 0 24 20 24 22 24 7 0 22-5 22-23 0-10-8-21-22-21-4 0-4 0-5 1 9-27 32-43 56-43 39 0 57 34 57 68s-22 66-45 91c-26 30-54 60-80 89-5 5-5 6-5 16 52 0 104 0 156 0 4-24 8-48 12-73-4 0-7 0-11 0-2 13-5 31-9 37-3 4-30 4-40 4-25 0-50 0-76 0z"><text:p/></draw:path></draw:g></draw:g><text:s/>et <draw:g text:anchor-type="as-char" svg:y="-0.295cm" draw:z-index="21" draw:style-name="gr1"><svg:title>TexMaths</svg:title><svg:desc>12§display§\beta = 40§svg§600§FALSE§</svg:desc><draw:g draw:style-name="gr2"><draw:path draw:style-name="gr3" draw:text-style-name="P11" svg:width="1.183cm" svg:height="0.334cm" svg:x="0.009cm" svg:y="0.023cm" svg:viewBox="0 0 1184 335" svg:d="M593 335c-198 0-395 0-593 0 0-111 0-223 0-335 395 0 789 0 1184 0 0 112 0 224 0 335-197 0-394 0-591 0z"><text:p/></draw:path><draw:path draw:style-name="gr4" draw:text-style-name="P12" svg:width="0.229cm" svg:height="0.378cm" svg:x="0.001cm" svg:y="0.001cm" svg:viewBox="0 0 230 379" svg:d="M230 58c0-32-23-58-58-58-24 0-36 7-50 18-23 17-47 58-54 90-22 89-45 177-68 266-1 2 2 5 5 5 4 0 5-1 5-3 11-38 20-77 30-116 7 25 28 41 58 41 31 0 62-15 80-33 20-20 34-47 34-77s-16-52-30-62c24-15 48-41 48-71zM154 127c-6 3-10 4-20 4-6 0-15 0-18-1 0-5 15-4 20-4 8 0 12 0 18 1zM206 48c0 30-16 60-38 73-12-4-20-4-32-4-10 0-32-2-32 13-2 12 21 11 28 11 16 0 22-2 35-6 16 15 18 29 18 48 1 23-8 54-20 71-17 23-46 38-70 38-31 0-48-25-48-55 0-4 0-10 3-18 9-35 19-71 27-106 9-36 40-103 90-103 24 0 39 13 39 38z"><text:p/></draw:path><draw:path draw:style-name="gr5" draw:text-style-name="P12" svg:width="0.279cm" svg:height="0.098cm" svg:x="0.39cm" svg:y="0.144cm" svg:viewBox="0 0 280 99" svg:d="M265 17c6 0 15 0 15-9 0-8-9-8-13-8-84 0-170 0-254 0-6 0-13 0-13 8 0 9 7 9 14 9 84 0 167 0 251 0zM267 99c4 0 13 0 13-9 0-8-9-8-15-8-84 0-167 0-251 0-7 0-14 0-14 8 0 9 7 9 13 9 84 0 170 0 254 0z"><text:p/></draw:path><draw:path draw:style-name="gr6" draw:text-style-name="P12" svg:width="0.186cm" svg:height="0.284cm" svg:x="0.821cm" svg:y="0.012cm" svg:viewBox="0 0 187 285" svg:d="M113 215c0 12 0 24 0 36 0 16-1 21-33 21-2 0-6 0-8 0 0 5 0 9 0 13 17-1 38-1 56-1s41 0 58 1c0-4 0-8 0-13-2 0-6 0-8 0-32 0-33-5-33-21 0-12 0-24 0-36 15 0 28 0 42 0 0-3 0-8 0-12-14 0-27 0-42 0 0-65 0-128 0-192 0-9 0-11-7-11-4 0-5 0-8 6-44 65-87 131-130 197 0 4 0 9 0 12 37 0 76 0 113 0zM115 203c-35 0-68 0-103 0 35-53 68-106 103-157 0 51 0 104 0 157z"><text:p/></draw:path><draw:path draw:style-name="gr7" draw:text-style-name="P12" svg:width="0.177cm" svg:height="0.288cm" svg:x="1.037cm" svg:y="0.018cm" svg:viewBox="0 0 178 289" svg:d="M178 147c0-34-3-69-17-99-19-41-54-48-72-48-25 0-57 11-73 50-14 29-16 63-16 97 0 31 1 67 19 99 18 34 48 43 70 43 23 0 54-9 73-49 13-28 16-61 16-93zM89 280c-17 0-42-11-49-52-5-24-5-62-5-87 0-27 0-54 3-77 9-51 40-54 51-54 13 0 41 7 49 49 5 24 5 55 5 82 0 32 0 60-5 86-6 40-31 53-49 53z"><text:p/></draw:path></draw:g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Gras" style:font-family-generic="swiss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1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5:52:42.895744415</meta:creation-date>
    <meta:editing-duration>PT40M15S</meta:editing-duration>
    <meta:editing-cycles>4</meta:editing-cycles>
    <meta:generator>LibreOffice/7.3.6.2$Linux_X86_64 LibreOffice_project/30$Build-2</meta:generator>
    <dc:title>TST</dc:title>
    <dc:date>2022-09-21T16:45:35.524169483</dc:date>
    <meta:document-statistic meta:table-count="0" meta:image-count="0" meta:object-count="0" meta:page-count="1" meta:paragraph-count="28" meta:word-count="174" meta:character-count="994" meta:non-whitespace-character-count="821"/>
    <meta:template xlink:type="simple" xlink:actuate="onRequest" xlink:title="TST" xlink:href="../../../../../.config/libreoffice/4/user/template/TST.ott" meta:date="2022-09-21T15:52:41.639432718"/>
  </office:meta>
</office:document-meta>
</file>